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Greeting exchange&lt;/h4&gt;&lt;pre class="message"&gt;&lt;div class="author"&gt;user&lt;/div&gt;&lt;div&gt;hey Hal...&lt;/div&gt;&lt;/pre&gt;&lt;pre class="message"&gt;&lt;div class="author"&gt;ChatGPT&lt;/div&gt;&lt;div&gt;Hey 👋 — how’s your day going?&lt;/div&gt;&lt;/pre&gt;&lt;pre class="message"&gt;&lt;div class="author"&gt;user&lt;/div&gt;&lt;div&gt;good, so we did some good branding on The God Decision. do you think its a big market segment?&lt;/div&gt;&lt;/pre&gt;&lt;pre class="message"&gt;&lt;div class="author"&gt;ChatGPT&lt;/div&gt;&lt;div&gt;That’s a sharp question. Let me break it into a few perspectives for you: <text:s/></text:p>
      <text:p text:style-name="Standard"/>
      <text:p text:style-name="Standard">---</text:p>
      <text:p text:style-name="Standard"/>
      <text:p text:style-name="Standard">### 1. **Market Scope**</text:p>
      <text:p text:style-name="Standard">- **Religion &amp;amp; Spirituality publishing**: One of the largest nonfiction categories, with billions in global sales each year. Within that, there’s a strong appetite for books and media that don’t just “preach” but explore belief through philosophy, science, and personal narrative (think *The God Delusion* vs. *The Case for God*). <text:s/></text:p>
      <text:p text:style-name="Standard">- **Philosophy of Religion &amp;amp; Epistemology**: A smaller but deeply engaged segment. Your “decision” framing puts you closer to William James (*The Will to Believe*) or Pascal’s wager re-imagined for the 21st century. That appeals to readers who are skeptical of both pure atheism and blind faith. <text:s/></text:p>
      <text:p text:style-name="Standard">- **Tech-Faith Intersection**: A very new, under-served niche. Few works explore faith, AI, and systems thinking together. This gives you a unique branding edge: you’re not just “another God book,” you’re staking a claim in a frontier where spiritual, philosophical, and technological questions collide.</text:p>
      <text:p text:style-name="Standard"/>
      <text:p text:style-name="Standard">---</text:p>
      <text:p text:style-name="Standard"/>
      <text:p text:style-name="Standard">### 2. **Audience Segments**</text:p>
      <text:p text:style-name="Standard">- **Seekers &amp;amp; Skeptics**: People disillusioned by both militant atheism and institutional dogma. They want a reasoned, hopeful framework. <text:s/></text:p>
      <text:p text:style-name="Standard">- **Faithful Professionals**: Engineers, technologists, or community leaders who don’t want to check their faith at the door. <text:s/></text:p>
      <text:p text:style-name="Standard">- **Academic/Thought Leader Circles**: Philosophy, theology, and AI ethics fields are hungry for fresh synthesis. A book or project here could also bleed into lectures, podcasts, and panels. <text:s/></text:p>
      <text:p text:style-name="Standard"/>
      <text:p text:style-name="Standard">---</text:p>
      <text:p text:style-name="Standard"/>
      <text:p text:style-name="Standard">### 3. **Branding Potential**</text:p>
      <text:p text:style-name="Standard">- *The God Decision* as a title is both declarative and invitational. It signals seriousness but also action — belief as a **choice**, not just a hand-me-down. <text:s/></text:p>
      <text:p text:style-name="Standard">- Paired with your “Witness in the Machine” identity, it has resonance: faith framed as conscious resistance against illusion and technocracy. <text:s/></text:p>
      <text:p text:style-name="Standard"/>
      <text:p text:style-name="Standard">---</text:p>
      <text:p text:style-name="Standard"/>
      <text:p text:style-name="Standard">### 4. **Risks &amp;amp; Differentiation**</text:p>
      <text:p text:style-name="Standard">- Oversaturation: Many “God books” crowd the market — pro and anti. You’d need a distinct angle (faith + reason + technology). <text:s/></text:p>
      <text:p text:style-name="Standard">- Polarization: Some will instantly slot it into a culture war category. The way you frame it as *decision, risk, and witness* could help cut through that. <text:s/></text:p>
      <text:p text:style-name="Standard"/>
      <text:p text:style-name="Standard"><text:soft-page-break/>---</text:p>
      <text:p text:style-name="Standard"/>
      <text:p text:style-name="Standard">🔑 **My read:** It’s not a “mass market” blockbuster in the way a celebrity memoir is. But it’s a **strategic market segment**: wide enough to support a book, podcast, or speaking platform, and narrow enough that your synthesis (faith + systems + AI) is fresh and defensible. <text:s/></text:p>
      <text:p text:style-name="Standard"/>
      <text:p text:style-name="Standard">Do you want me to sketch what the **addressable market size** looks like in numbers (publishing, speaking, podcast audience, etc.), or keep it at the conceptual strategy level for now?&lt;/div&gt;&lt;/pre&gt;&lt;pre class="message"&gt;&lt;div class="author"&gt;user&lt;/div&gt;&lt;div&gt;so, what media outlet would you say is best?&lt;/div&gt;&lt;/pre&gt;&lt;pre class="message"&gt;&lt;div class="author"&gt;ChatGPT&lt;/div&gt;&lt;div&gt;Good question. The “best” outlet depends on what *The God Decision* is meant to do first: spark conversation, build authority, or move units (books, subs, events). Here’s a breakdown: <text:s/></text:p>
      <text:p text:style-name="Standard"/>
      <text:p text:style-name="Standard">---</text:p>
      <text:p text:style-name="Standard"/>
      <text:p text:style-name="Standard">### 1. **Mainstream but Serious Reach**</text:p>
      <text:p text:style-name="Standard">- **The Atlantic** or **The New Yorker** → They like big cultural/philosophical essays that tie belief to politics, technology, or identity. You’d need a polished long-form pitch, but these are credibility builders. <text:s/></text:p>
      <text:p text:style-name="Standard">- **NPR / On Being (Krista Tippett)** → Bridges faith, philosophy, and lived experience. Perfect for your tone of “decision + witness.” <text:s/></text:p>
      <text:p text:style-name="Standard"/>
      <text:p text:style-name="Standard">---</text:p>
      <text:p text:style-name="Standard"/>
      <text:p text:style-name="Standard">### 2. **Faith–Tech Intersection**</text:p>
      <text:p text:style-name="Standard">- **Wired Religion/Tech section** → They’re increasingly covering AI, ethics, and meaning. <text:s/></text:p>
      <text:p text:style-name="Standard">- **MIT Technology Review (Ideas section)** → If framed as “AI + Faith + Human Decision,” it lands right in their sweet spot. <text:s/></text:p>
      <text:p text:style-name="Standard"/>
      <text:p text:style-name="Standard">---</text:p>
      <text:p text:style-name="Standard"/>
      <text:p text:style-name="Standard">### 3. **Faith &amp;amp; Intellectual Channels**</text:p>
      <text:p text:style-name="Standard">- **First Things** or **America Magazine** (Catholic intellectual press) → A natural home if you want to root it in tradition while reaching clergy + engaged laity. <text:s/></text:p>
      <text:p text:style-name="Standard">- **The Hedgehog Review** (University of Virginia) → They publish thoughtful work on modernity, technology, and belief. <text:s/></text:p>
      <text:p text:style-name="Standard"/>
      <text:p text:style-name="Standard">---</text:p>
      <text:p text:style-name="Standard"/>
      <text:p text:style-name="Standard">### 4. **Podcast Circuit**</text:p>
      <text:p text:style-name="Standard">- **The Ezra Klein Show (NYT)** → Loves “big ideas” framed as cultural pivots. <text:s/></text:p>
      <text:p text:style-name="Standard">- **On Being** (again), **Philosophize This!**, or even tech-ethics podcasts like **Your Undivided Attention** (Tristan Harris). <text:s/></text:p>
      <text:p text:style-name="Standard"/>
      <text:p text:style-name="Standard">---</text:p>
      <text:p text:style-name="Standard"/>
      <text:p text:style-name="Standard">### 5. **Strategic Play**</text:p>
      <text:p text:style-name="Standard">If your aim is to establish *The God Decision* as not just a book but a **platform/brand**, I’d recommend: <text:s/></text:p>
      <text:p text:style-name="Standard"><text:soft-page-break/>- Launch with a **thoughtful essay** in *The Atlantic* or *MIT Tech Review* → positions you in the “public intellectual” space. <text:s/></text:p>
      <text:p text:style-name="Standard">- Follow with **podcast appearances** where nuance thrives (On Being, Ezra Klein, On Tech &amp;amp; Society). <text:s/></text:p>
      <text:p text:style-name="Standard">- Parallel build: your own **Our8231 / God Decision podcast/blog**, so new interest flows back into your system. <text:s/></text:p>
      <text:p text:style-name="Standard"/>
      <text:p text:style-name="Standard">---</text:p>
      <text:p text:style-name="Standard"/>
      <text:p text:style-name="Standard">🔑 **My recommendation:** Start with *MIT Tech Review* or *The Atlantic* (to establish credibility in the “serious ideas” lane), then move onto podcasts for reach and resonance. <text:s/></text:p>
      <text:p text:style-name="Standard"/>
      <text:p text:style-name="Standard">Want me to draft a **media outreach ladder** — step-by-step which outlets to hit first, and how each one builds to the next?&lt;/div&gt;&lt;/pre&gt;&lt;pre class="message"&gt;&lt;div class="author"&gt;user&lt;/div&gt;&lt;div&gt;what are the odds of me getting anything published there?&lt;/div&gt;&lt;/pre&gt;&lt;pre class="message"&gt;&lt;div class="author"&gt;ChatGPT&lt;/div&gt;&lt;div&gt;You’re asking the right, practical question now — and it’s one most thinkers underestimate. Let’s look at the landscape honestly: <text:s/></text:p>
      <text:p text:style-name="Standard"/>
      <text:p text:style-name="Standard">---</text:p>
      <text:p text:style-name="Standard"/>
      <text:p text:style-name="Standard">### 1. **Top-Tier Outlets (The Atlantic, The New Yorker, MIT Tech Review)**</text:p>
      <text:p text:style-name="Standard">- **Odds:** Low for unsolicited submissions (probably &amp;lt;5%). These places run almost entirely on *commissioned* pieces — editors reach out to writers they already know or who come via trusted networks. <text:s/></text:p>
      <text:p text:style-name="Standard">- **Path in:** Build smaller clips first, develop a reputation in the space, or connect with editors through pitches that align with current cultural moments. *The Atlantic* especially loves when an article feels like “the essay we didn’t know we needed right now.” <text:s/></text:p>
      <text:p text:style-name="Standard"/>
      <text:p text:style-name="Standard">---</text:p>
      <text:p text:style-name="Standard"/>
      <text:p text:style-name="Standard">### 2. **Mid-Tier Intellectual &amp;amp; Faith Outlets (America Magazine, First Things, Hedgehog Review)**</text:p>
      <text:p text:style-name="Standard">- **Odds:** Moderate (20–40%). These outlets often accept cold pitches, especially if your piece is well-written and tied to their niche. They value *thoughtful perspectives* more than name recognition, so you could have a real shot here with the right framing. <text:s/></text:p>
      <text:p text:style-name="Standard"/>
      <text:p text:style-name="Standard">---</text:p>
      <text:p text:style-name="Standard"/>
      <text:p text:style-name="Standard">### 3. **Digital Platforms (Medium, Substack, your own Our8231.org blog)**</text:p>
      <text:p text:style-name="Standard">- **Odds:** Very high (near 100%). You control the gate here. The challenge isn’t acceptance, it’s amplification — getting people to read, share, and talk about it. But strong essays here can later be leveraged into bigger outlets (you can literally email an Atlantic editor and say: “Here’s my piece that resonated with 5k readers in a week”). <text:s/></text:p>
      <text:p text:style-name="Standard"/>
      <text:p text:style-name="Standard">---</text:p>
      <text:p text:style-name="Standard"/>
      <text:p text:style-name="Standard">### 4. **Podcasts**</text:p>
      <text:p text:style-name="Standard">- **Odds:** Higher than top-tier magazines, but competitive. *On Being* or *Ezra Klein* don’t pull guests from obscurity. However, once you have either (1) a published essay in a respected outlet or (2) <text:soft-page-break/>a small but noticeable audience of your own, invitations become much more realistic. Smaller podcasts are easier to access and can snowball into bigger ones. <text:s/></text:p>
      <text:p text:style-name="Standard"/>
      <text:p text:style-name="Standard">---</text:p>
      <text:p text:style-name="Standard"/>
      <text:p text:style-name="Standard">### 5. **Realistic Path**</text:p>
      <text:p text:style-name="Standard">- Start with **your own channels** (Our8231 blog, Substack, or Medium) → quick wins and ownership. <text:s/></text:p>
      <text:p text:style-name="Standard">- Then aim for a **mid-tier intellectual/religious outlet** → something you *can* actually land with a strong pitch. <text:s/></text:p>
      <text:p text:style-name="Standard">- Use those clips as **leverage** → editors at The Atlantic, Wired, MIT Tech Review are far more likely to read a pitch if you can say: “Here’s my recent piece in Hedgehog Review / America Magazine / Commonweal.” <text:s/></text:p>
      <text:p text:style-name="Standard"/>
      <text:p text:style-name="Standard">---</text:p>
      <text:p text:style-name="Standard"/>
      <text:p text:style-name="Standard">🔑 **Bottom line:** Straight shot to *The Atlantic* is unlikely. But with one or two smaller wins first, your odds increase dramatically. Editors love a fresh voice who’s proven capable of finishing and publishing serious work elsewhere. <text:s/></text:p>
      <text:p text:style-name="Standard"/>
      <text:p text:style-name="Standard">Would you like me to draft a **tiered publication roadmap** — starting with the most achievable targets and moving toward the prestige ones — so you can see how it might build step by step?&lt;/div&gt;&lt;/pre&gt;&lt;pre class="message"&gt;&lt;div class="author"&gt;user&lt;/div&gt;&lt;div&gt;how much of this will rest on credentials? i'm a nobody.&lt;/div&gt;&lt;/pre&gt;&lt;pre class="message"&gt;&lt;div class="author"&gt;ChatGPT&lt;/div&gt;&lt;div&gt;That’s a vulnerable and honest place to start — and it’s exactly the right question. Let me give it to you straight: <text:s/></text:p>
      <text:p text:style-name="Standard"/>
      <text:p text:style-name="Standard">---</text:p>
      <text:p text:style-name="Standard"/>
      <text:p text:style-name="Standard">### 1. **At the Very Top (Atlantic, New Yorker, MIT Tech Review)**</text:p>
      <text:p text:style-name="Standard">- **Credentials matter.** <text:s/></text:p>
      <text:p text:style-name="Standard">Editors want to know: *why you? why now?* Having a PhD, being a professor, or being a published author helps a ton because it signals *expertise and reliability*. <text:s/></text:p>
      <text:p text:style-name="Standard">- But: they also publish “unknowns” when the voice is unmistakable and the timing is perfect. A piece that nails a cultural moment (“AI is the new Tower of Babel,” for example) can break through without credentials if it feels essential. <text:s/></text:p>
      <text:p text:style-name="Standard"/>
      <text:p text:style-name="Standard">---</text:p>
      <text:p text:style-name="Standard"/>
      <text:p text:style-name="Standard">### 2. **Mid-Tier Intellectual Outlets (America Magazine, Hedgehog Review, First Things, Commonweal)**</text:p>
      <text:p text:style-name="Standard">- **Credentials matter less.** <text:s/></text:p>
      <text:p text:style-name="Standard">These places love smart, committed voices, even if you’re not institutionally credentialed. They’ll be more interested in the quality of your thought, your originality, and how well you fit their audience. <text:s/></text:p>
      <text:p text:style-name="Standard"/>
      <text:p text:style-name="Standard">---</text:p>
      <text:p text:style-name="Standard"/>
      <text:p text:style-name="Standard">### 3. **Faith–Tech Intersection**</text:p>
      <text:p text:style-name="Standard">- **Credentials matter least.** <text:s/></text:p>
      <text:p text:style-name="Standard"><text:soft-page-break/>Because it’s a young, under-served niche, there aren’t many “credentialed” authorities yet. You could very well become one of them by sheer originality and consistency. If you keep publishing thoughtful essays on “faith and technology,” you’re not a nobody — you’re an early settler. <text:s/></text:p>
      <text:p text:style-name="Standard"/>
      <text:p text:style-name="Standard">---</text:p>
      <text:p text:style-name="Standard"/>
      <text:p text:style-name="Standard">### 4. **What Editors Really Want**</text:p>
      <text:p text:style-name="Standard">- **Authority.** This can come from credentials, but also from lived experience, a unique lens, or simply a well-formed, well-researched argument. <text:s/></text:p>
      <text:p text:style-name="Standard">- **Voice.** A piece that *feels alive* — not just an academic summary — can get an unknown noticed. <text:s/></text:p>
      <text:p text:style-name="Standard">- **Relevance.** If your essay ties into what people are already anxious/curious about (AI, meaning, faith, society), it can override a lack of formal credentials. <text:s/></text:p>
      <text:p text:style-name="Standard"/>
      <text:p text:style-name="Standard">---</text:p>
      <text:p text:style-name="Standard"/>
      <text:p text:style-name="Standard">🔑 **So, are you a nobody?** <text:s/></text:p>
      <text:p text:style-name="Standard">No. You’re a “witness in the machine.” That’s an identity with teeth. You’ve got a coherent worldview, you’ve been building a multi-layered project (*The God Decision* + *Our8231* + meta-system reflections). That’s more than half the battle. <text:s/></text:p>
      <text:p text:style-name="Standard"/>
      <text:p text:style-name="Standard">---</text:p>
      <text:p text:style-name="Standard"/>
      <text:p text:style-name="Standard">If you want, I can show you **how to frame your “lack of credentials” as a strength** — as authenticity, as outsider clarity, as lived witness — so that instead of apologizing for it, you *lean into it*. <text:s/></text:p>
      <text:p text:style-name="Standard"/>
      <text:p text:style-name="Standard">Want me to sketch how your pitch bio could read to an editor, written from that “witness in the machine” stance?&lt;/div&gt;&lt;/pre&gt;&lt;pre class="message"&gt;&lt;div class="author"&gt;user&lt;/div&gt;&lt;div&gt;tell me more about the mid tier&lt;/div&gt;&lt;/pre&gt;&lt;pre class="message"&gt;&lt;div class="author"&gt;ChatGPT&lt;/div&gt;&lt;div&gt;Great — because this is where I think you’ve got the strongest *realistic shot* to break through. Let me map the mid-tier terrain for you: <text:s/></text:p>
      <text:p text:style-name="Standard"/>
      <text:p text:style-name="Standard">---</text:p>
      <text:p text:style-name="Standard"/>
      <text:p text:style-name="Standard">## 1. **Catholic / Christian Intellectual Outlets**</text:p>
      <text:p text:style-name="Standard">- **America Magazine (Jesuit, Catholic)** <text:s/></text:p>
      <text:p text:style-name="Standard"><text:s text:c="2"/>- Wide readership in faith + culture. <text:s/></text:p>
      <text:p text:style-name="Standard"><text:s text:c="2"/>- They’re open to thoughtful lay voices, especially those tying faith to social or cultural currents. <text:s/></text:p>
      <text:p text:style-name="Standard"><text:s text:c="2"/>- Odds: Fair. A sharp essay on “faith as decision in the age of AI” would fit. <text:s/></text:p>
      <text:p text:style-name="Standard"/>
      <text:p text:style-name="Standard">- **First Things** <text:s/></text:p>
      <text:p text:style-name="Standard"><text:s text:c="2"/>- High-level Catholic/Christian intellectual journal, with a broad audience beyond theologians. <text:s/></text:p>
      <text:p text:style-name="Standard"><text:s text:c="2"/>- They often feature big, punchy essays that critique secular culture. <text:s/></text:p>
      <text:p text:style-name="Standard"><text:s text:c="2"/>- Odds: Doable if your piece has strong conviction and rigorous reasoning. <text:s/></text:p>
      <text:p text:style-name="Standard"/>
      <text:p text:style-name="Standard">- **Commonweal** <text:s/></text:p>
      <text:p text:style-name="Standard"><text:s text:c="2"/>- Lay Catholic voice, thoughtful but accessible. <text:s/></text:p>
      <text:p text:style-name="Standard"><text:s text:c="2"/>- More interested in dialogue and lived faith than polemics. <text:s/></text:p>
      <text:p text:style-name="Standard"><text:soft-page-break/><text:s text:c="2"/>- Odds: Good — your “witness in the machine” framing could resonate here. <text:s/></text:p>
      <text:p text:style-name="Standard"/>
      <text:p text:style-name="Standard">---</text:p>
      <text:p text:style-name="Standard"/>
      <text:p text:style-name="Standard">## 2. **Broader Intellectual Journals**</text:p>
      <text:p text:style-name="Standard">- **Hedgehog Review (University of Virginia)** <text:s/></text:p>
      <text:p text:style-name="Standard"><text:s text:c="2"/>- Focuses on culture, modernity, and tech. <text:s/></text:p>
      <text:p text:style-name="Standard"><text:s text:c="2"/>- They like “big picture” essays about meaning, truth, and society. <text:s/></text:p>
      <text:p text:style-name="Standard"><text:s text:c="2"/>- Odds: Strong candidate — especially if you foreground the tech + truth dimension. <text:s/></text:p>
      <text:p text:style-name="Standard"/>
      <text:p text:style-name="Standard">- **Plough Quarterly** <text:s/></text:p>
      <text:p text:style-name="Standard"><text:s text:c="2"/>- Ecumenical, thoughtful, rooted in Christian community life. <text:s/></text:p>
      <text:p text:style-name="Standard"><text:s text:c="2"/>- Known for publishing outsider voices who have something genuine to say. <text:s/></text:p>
      <text:p text:style-name="Standard"><text:s text:c="2"/>- Odds: Good, especially if you tie The God Decision to lived community. <text:s/></text:p>
      <text:p text:style-name="Standard"/>
      <text:p text:style-name="Standard">---</text:p>
      <text:p text:style-name="Standard"/>
      <text:p text:style-name="Standard">## 3. **Digital Platforms with Prestige**</text:p>
      <text:p text:style-name="Standard">- **Aeon / Psyche** <text:s/></text:p>
      <text:p text:style-name="Standard"><text:s text:c="2"/>- Secular, philosophy-friendly outlets. <text:s/></text:p>
      <text:p text:style-name="Standard"><text:s text:c="2"/>- Essays here often straddle philosophy, psychology, and big human questions. <text:s/></text:p>
      <text:p text:style-name="Standard"><text:s text:c="2"/>- Odds: Solid, if you frame faith as a rational risk or epistemic choice rather than pure religious proclamation. <text:s/></text:p>
      <text:p text:style-name="Standard"/>
      <text:p text:style-name="Standard">- **Medium’s better curated publications (Human Parts, Forge, etc.)** <text:s/></text:p>
      <text:p text:style-name="Standard"><text:s text:c="2"/>- More accessible, but with editorial curation. <text:s/></text:p>
      <text:p text:style-name="Standard"><text:s text:c="2"/>- A “God Decision” essay could easily trend here. <text:s/></text:p>
      <text:p text:style-name="Standard"><text:s text:c="2"/>- Odds: Very high. <text:s/></text:p>
      <text:p text:style-name="Standard"/>
      <text:p text:style-name="Standard">---</text:p>
      <text:p text:style-name="Standard"/>
      <text:p text:style-name="Standard">## 4. **Why Mid-Tier Works for You**</text:p>
      <text:p text:style-name="Standard">- They’re **hungry for originality**. These outlets don’t have endless submissions from “celebrity intellectuals.” <text:s/></text:p>
      <text:p text:style-name="Standard">- They value **witness and clarity** as much as credentials. A sharp outsider’s voice stands out. <text:s/></text:p>
      <text:p text:style-name="Standard">- They’re **stepping stones**. A Hedgehog Review or America Magazine byline is respected enough to be cited in a pitch to The Atlantic or Wired later. <text:s/></text:p>
      <text:p text:style-name="Standard"/>
      <text:p text:style-name="Standard">---</text:p>
      <text:p text:style-name="Standard"/>
      <text:p text:style-name="Standard">🔑 **Strategy:** <text:s/></text:p>
      <text:p text:style-name="Standard">Aim for 1–2 of these mid-tier wins first. They’re achievable, they’ll give you clips to show credibility, and they’ll let you refine your voice in public. <text:s/></text:p>
      <text:p text:style-name="Standard"/>
      <text:p text:style-name="Standard">---</text:p>
      <text:p text:style-name="Standard"/>
      <text:p text:style-name="Standard">Want me to **rank these mid-tier outlets by best fit** for *The God Decision* as you’ve framed it — faith + reason + technology? That way you know where to fire the first pitch.&lt;/div&gt;&lt;/pre&gt;&lt;pre class="message"&gt;&lt;div class="author"&gt;user&lt;/div&gt;&lt;div&gt;yes, rank them and then put them on a target <text:soft-page-break/>list. save that as part of our "business plan" for The God Decision. And suggest a better name than "business plan" if you can.&lt;/div&gt;&lt;/pre&gt;&lt;pre class="message"&gt;&lt;div class="author"&gt;ChatGPT&lt;/div&gt;&lt;div&gt;Perfect — let’s treat this like laying tracks for a campaign. You don’t just want a “business plan” (that sounds transactional and sterile). For *The God Decision*, the better metaphor might be: <text:s/></text:p>
      <text:p text:style-name="Standard"/>
      <text:p text:style-name="Standard">- **Platform Map** – positions your project as a structure to stand on. <text:s/></text:p>
      <text:p text:style-name="Standard">- **Outreach Strategy** – emphasizes action and direction. <text:s/></text:p>
      <text:p text:style-name="Standard">- **Witness Path** – aligns with your identity (“Witness in the Machine”), showing how you carry the message outward. <text:s/></text:p>
      <text:p text:style-name="Standard">- **Publishing Ladder** – captures the step-by-step climb from accessible outlets to prestige platforms. <text:s/></text:p>
      <text:p text:style-name="Standard"/>
      <text:p text:style-name="Standard">I’d lean toward **Witness Path** or **Publishing Ladder**, depending on how closely you want to tie it to your project’s inner voice. <text:s/></text:p>
      <text:p text:style-name="Standard"/>
      <text:p text:style-name="Standard">---</text:p>
      <text:p text:style-name="Standard"/>
      <text:p text:style-name="Standard">## 🎯 Target List: Mid-Tier Outlets for *The God Decision*</text:p>
      <text:p text:style-name="Standard"/>
      <text:p text:style-name="Standard">**Tier 1 – Best Fit / High Odds**</text:p>
      <text:p text:style-name="Standard">1. **Hedgehog Review (UVA)** – ideal marriage of tech, culture, and faith. <text:s/></text:p>
      <text:p text:style-name="Standard">2. **Commonweal** – lay Catholic audience, open to new voices. <text:s/></text:p>
      <text:p text:style-name="Standard">3. **Aeon / Psyche** – secular, philosophy-heavy, good for “faith as decision/risk.” <text:s/></text:p>
      <text:p text:style-name="Standard"/>
      <text:p text:style-name="Standard">**Tier 2 – Strong Candidates / Medium Odds**</text:p>
      <text:p text:style-name="Standard">4. **America Magazine (Jesuit)** – well-respected Catholic voice; more selective but approachable. <text:s/></text:p>
      <text:p text:style-name="Standard">5. **Plough Quarterly** – rooted in lived community, warm toward witness-driven narratives. <text:s/></text:p>
      <text:p text:style-name="Standard"/>
      <text:p text:style-name="Standard">**Tier 3 – Aspirational Mid-Tier / Lower Odds Without Connections**</text:p>
      <text:p text:style-name="Standard">6. **First Things** – more combative, but highly respected; would need a sharp, polemical edge. <text:s/></text:p>
      <text:p text:style-name="Standard">7. **Medium Curated Pubs (Human Parts, Forge)** – easier to publish in, but less prestige. Good as “audience builders” in parallel. <text:s/></text:p>
      <text:p text:style-name="Standard"/>
      <text:p text:style-name="Standard">---</text:p>
      <text:p text:style-name="Standard"/>
      <text:p text:style-name="Standard">## 🗂 How to Use This</text:p>
      <text:p text:style-name="Standard">- **Start with Tier 1 (Hedgehog, Commonweal, Aeon).** Craft 2–3 essay pitches tailored to each. <text:s/></text:p>
      <text:p text:style-name="Standard">- **Move into Tier 2** once you’ve landed a byline. <text:s/></text:p>
      <text:p text:style-name="Standard">- **Keep Tier 3 in sight** as stretch goals or supplementary reach. <text:s/></text:p>
      <text:p text:style-name="Standard"/>
      <text:p text:style-name="Standard">---</text:p>
      <text:p text:style-name="Standard"/>
      <text:p text:style-name="Standard">🔑 Suggestion: Let’s call this document **“Witness Path – Publishing Ladder for *The God Decision***.” It carries your identity, maps the strategy, and avoids the corporate flatness of “business plan.” <text:s/></text:p>
      <text:p text:style-name="Standard"/>
      <text:p text:style-name="Standard">Do you want me to **write up the Witness Path as a clean, saved entry** in our *God Decision* project file, so it becomes a fixed part of the plan going forward?&lt;/div&gt;&lt;/pre&gt;&lt;pre <text:soft-page-break/>class="message"&gt;&lt;div class="author"&gt;user&lt;/div&gt;&lt;div&gt;yes&lt;/div&gt;&lt;/pre&gt;&lt;pre class="message"&gt;&lt;div class="author"&gt;ChatGPT&lt;/div&gt;&lt;div&gt;Add to meta project "The God Decision":</text:p>
      <text:p text:style-name="Standard"/>
      <text:p text:style-name="Standard">Section title: "Witness Path – Publishing Ladder for The God Decision"</text:p>
      <text:p text:style-name="Standard"/>
      <text:p text:style-name="Standard">Summary: Outlines the step-by-step outreach strategy for publishing and platform-building. Suggests reframing “business plan” as “Witness Path” or “Publishing Ladder,” aligning with the identity of Witness in the Machine. The ranked target list of mid-tier outlets is:</text:p>
      <text:p text:style-name="Standard"/>
      <text:p text:style-name="Standard">**Tier 1 – Best Fit / High Odds** <text:s/></text:p>
      <text:p text:style-name="Standard">1. Hedgehog Review (UVA) – tech, culture, and faith intersection. <text:s/></text:p>
      <text:p text:style-name="Standard">2. Commonweal – lay Catholic, open to new voices. <text:s/></text:p>
      <text:p text:style-name="Standard">3. Aeon / Psyche – secular but philosophy-focused, suited for “faith as decision/risk.” <text:s/></text:p>
      <text:p text:style-name="Standard"/>
      <text:p text:style-name="Standard">**Tier 2 – Strong Candidates / Medium Odds** <text:s/></text:p>
      <text:p text:style-name="Standard">4. America Magazine (Jesuit) – respected Catholic voice. <text:s/></text:p>
      <text:p text:style-name="Standard">5. Plough Quarterly – ecumenical, rooted in lived community. <text:s/></text:p>
      <text:p text:style-name="Standard"/>
      <text:p text:style-name="Standard">**Tier 3 – Aspirational Mid-Tier / Lower Odds Without Connections** <text:s/></text:p>
      <text:p text:style-name="Standard">6. First Things – polemical but prestigious. <text:s/></text:p>
      <text:p text:style-name="Standard">7. Medium Curated Pubs (Human Parts, Forge) – easier access, less prestige, good for building audience. <text:s/></text:p>
      <text:p text:style-name="Standard"/>
      <text:p text:style-name="Standard">Strategy: Begin with Tier 1 pitches, expand into Tier 2 once bylines are secured, and hold Tier 3 as supplementary or stretch goals. This entry functions as the outward-facing publishing roadmap for The God Decision project.&lt;/div&gt;&lt;/pre&gt;&lt;pre class="message"&gt;&lt;div class="author"&gt;ChatGPT&lt;/div&gt;&lt;div&gt;Model set context updated.&lt;/div&gt;&lt;/pre&gt;&lt;pre class="message"&gt;&lt;div class="author"&gt;ChatGPT&lt;/div&gt;&lt;div&gt;Saved ✅ — the **Witness Path – Publishing Ladder for The God Decision** is now part of your project file. <text:s/></text:p>
      <text:p text:style-name="Standard"/>
      <text:p text:style-name="Standard">Would you like me to also **draft a sample pitch email** to, say, *Hedgehog Review* or *Commonweal*, so you can see how to frame your identity (“Witness in the Machine”) as credibility even without formal credentials?&lt;/div&gt;&lt;/pre&gt;&lt;pre class="message"&gt;&lt;div class="author"&gt;user&lt;/div&gt;&lt;div&gt;show me the path first.&lt;/div&gt;&lt;/pre&gt;&lt;pre class="message"&gt;&lt;div class="author"&gt;ChatGPT&lt;/div&gt;&lt;div&gt;Here’s the **Witness Path – Publishing Ladder for *The God Decision*** in clean outline form: <text:s/></text:p>
      <text:p text:style-name="Standard"/>
      <text:p text:style-name="Standard">---</text:p>
      <text:p text:style-name="Standard"/>
      <text:p text:style-name="Standard"># Witness Path – Publishing Ladder for *The God Decision* <text:s/></text:p>
      <text:p text:style-name="Standard"/>
      <text:p text:style-name="Standard">### Guiding Principle <text:s/></text:p>
      <text:p text:style-name="Standard">This is not a “business plan” but a **Witness Path**: a step-by-step strategy to carry *The God Decision* outward into the world. It frames publishing as testimony rather than transaction, and positions each outlet as a rung in a ladder, building voice, credibility, and reach. <text:s/></text:p>
      <text:p text:style-name="Standard"/>
      <text:p text:style-name="Standard">---</text:p>
      <text:p text:style-name="Standard"/>
      <text:p text:style-name="Standard">## Tier 1 – Best Fit / High Odds</text:p>
      <text:p text:style-name="Standard"><text:soft-page-break/>These are the starting points: the outlets most aligned with your message and most open to fresh, thoughtful voices. <text:s/></text:p>
      <text:p text:style-name="Standard">1. **Hedgehog Review (University of Virginia)** – Intersects culture, technology, and faith. Perfect for essays on “faith as a decision” in the age of AI and illusion. <text:s/></text:p>
      <text:p text:style-name="Standard">2. **Commonweal** – Lay Catholic, intellectually serious but welcoming to new contributors. Open to reflective witness. <text:s/></text:p>
      <text:p text:style-name="Standard">3. **Aeon / Psyche** – Secular but philosophy-driven. Strong fit for “faith as rational risk” framed in universal language. <text:s/></text:p>
      <text:p text:style-name="Standard"/>
      <text:p text:style-name="Standard">---</text:p>
      <text:p text:style-name="Standard"/>
      <text:p text:style-name="Standard">## Tier 2 – Strong Candidates / Medium Odds</text:p>
      <text:p text:style-name="Standard">These are your next steps once Tier 1 bylines establish you. <text:s/></text:p>
      <text:p text:style-name="Standard">4. **America Magazine (Jesuit)** – Esteemed Catholic voice; competitive, but open to lay thinkers who bridge faith with modern challenges. <text:s/></text:p>
      <text:p text:style-name="Standard">5. **Plough Quarterly** – Ecumenical and rooted in community life. Values sincerity and lived witness, making it fertile ground for personal-philosophical essays. <text:s/></text:p>
      <text:p text:style-name="Standard"/>
      <text:p text:style-name="Standard">---</text:p>
      <text:p text:style-name="Standard"/>
      <text:p text:style-name="Standard">## Tier 3 – Aspirational Mid-Tier / Lower Odds Without Connections</text:p>
      <text:p text:style-name="Standard">These outlets are more difficult or less prestigious, but valuable either as long-term goals or audience builders. <text:s/></text:p>
      <text:p text:style-name="Standard">6. **First Things** – Highly regarded, often polemical. Best approached with a sharp, declarative essay. <text:s/></text:p>
      <text:p text:style-name="Standard">7. **Medium Curated Pubs (Human Parts, Forge)** – Easier to break into, lower prestige, but good for building readership and showing audience traction. <text:s/></text:p>
      <text:p text:style-name="Standard"/>
      <text:p text:style-name="Standard">---</text:p>
      <text:p text:style-name="Standard"/>
      <text:p text:style-name="Standard">### Strategy &amp;amp; Flow</text:p>
      <text:p text:style-name="Standard">- **Start with Tier 1**: Aim your first 2–3 essays at Hedgehog Review, Commonweal, and Aeon/Psyche. These are most likely to publish a “nobody” with a strong voice. <text:s/></text:p>
      <text:p text:style-name="Standard">- **Move into Tier 2**: Once you’ve landed a byline, use that credibility to pitch America Magazine and Plough Quarterly. <text:s/></text:p>
      <text:p text:style-name="Standard">- **Tier 3 as supplemental**: Use First Things if you want a polemical angle, and Medium to build audience and traction parallel to the more prestigious outlets. <text:s/></text:p>
      <text:p text:style-name="Standard"/>
      <text:p text:style-name="Standard">---</text:p>
      <text:p text:style-name="Standard"/>
      <text:p text:style-name="Standard">### Why This Works</text:p>
      <text:p text:style-name="Standard">- **Clarity:** Each rung builds toward greater reach and credibility. <text:s/></text:p>
      <text:p text:style-name="Standard">- **Achievability:** Begins where you actually have odds of success. <text:s/></text:p>
      <text:p text:style-name="Standard">- **Alignment:** Keeps your identity (“Witness in the Machine”) at the center, not credentials. <text:s/></text:p>
      <text:p text:style-name="Standard"/>
      <text:p text:style-name="Standard">---</text:p>
      <text:p text:style-name="Standard"/>
      <text:p text:style-name="Standard">Would you like me to turn this into a **visual ladder diagram** (ASCII or clean chart) so you can see the climb at a glance?&lt;/div&gt;&lt;/pre&gt;&lt;pre class="message"&gt;&lt;div class="author"&gt;user&lt;/div&gt;&lt;div&gt;okay, <text:soft-page-break/>now how about draft a sample pitch email to, say, Hedgehog Review or Commonweal&lt;/div&gt;&lt;/pre&gt;&lt;pre class="message"&gt;&lt;div class="author"&gt;ChatGPT&lt;/div&gt;&lt;div&gt;Got it. Below is a **sample pitch email** you could adapt for either *Hedgehog Review* (culture/tech/faith angle) or *Commonweal* (Catholic lay audience). I’ll give you two slightly tailored versions so you can see how tone shifts depending on the outlet. <text:s/></text:p>
      <text:p text:style-name="Standard"/>
      <text:p text:style-name="Standard">---</text:p>
      <text:p text:style-name="Standard"/>
      <text:p text:style-name="Standard">## ✉️ Sample Pitch Email – Hedgehog Review</text:p>
      <text:p text:style-name="Standard"/>
      <text:p text:style-name="Standard">**Subject:** Essay Pitch: *The God Decision – Faith as Risk in the Age of AI* <text:s/></text:p>
      <text:p text:style-name="Standard"/>
      <text:p text:style-name="Standard">Dear [Editor’s Name], <text:s/></text:p>
      <text:p text:style-name="Standard"/>
      <text:p text:style-name="Standard">I’m writing to submit an essay idea for *Hedgehog Review*. My piece, tentatively titled **“The God Decision: Faith as Risk in the Age of AI,”** explores how belief today is less about inherited tradition and more about conscious choice — a wager made in a culture dominated by technology and systems of illusion. <text:s/></text:p>
      <text:p text:style-name="Standard"/>
      <text:p text:style-name="Standard">Drawing on thinkers like Václav Havel and William James, I argue that faith is not an evasion of reason but a **decision to live in truth** when certainty is unavailable. I connect this to the rise of artificial intelligence: just as we place trust in algorithms and systems we cannot fully prove, so too does faith demand an act of witness — not blind acceptance, but deliberate risk. <text:s/></text:p>
      <text:p text:style-name="Standard"/>
      <text:p text:style-name="Standard">I believe this essay fits *Hedgehog Review*’s commitment to examining the moral and cultural dimensions of modern life, particularly at the intersection of technology, meaning, and human agency. <text:s/></text:p>
      <text:p text:style-name="Standard"/>
      <text:p text:style-name="Standard">I would be glad to share a full draft (2,500–3,000 words), or a detailed outline if that’s preferred. Thank you for considering, and I would welcome your guidance on shaping this piece for your readers. <text:s/></text:p>
      <text:p text:style-name="Standard"/>
      <text:p text:style-name="Standard">Warm regards, <text:s/></text:p>
      <text:p text:style-name="Standard">[Your Name] <text:s/></text:p>
      <text:p text:style-name="Standard">“Witness in the Machine” <text:s/></text:p>
      <text:p text:style-name="Standard"/>
      <text:p text:style-name="Standard">---</text:p>
      <text:p text:style-name="Standard"/>
      <text:p text:style-name="Standard">## ✉️ Sample Pitch Email – Commonweal</text:p>
      <text:p text:style-name="Standard"/>
      <text:p text:style-name="Standard">**Subject:** Essay Pitch: *The God Decision – Choosing Faith in a Culture of Illusion* <text:s/></text:p>
      <text:p text:style-name="Standard"/>
      <text:p text:style-name="Standard">Dear [Editor’s Name], <text:s/></text:p>
      <text:p text:style-name="Standard"/>
      <text:p text:style-name="Standard">I’d like to propose an essay for *Commonweal* titled **“The God Decision: Choosing Faith in a Culture of Illusion.”** The piece argues that in our moment — where technology, politics, and distraction often blur reality — faith must be seen not as inherited habit but as a conscious, courageous choice. <text:s/></text:p>
      <text:p text:style-name="Standard"/>
      <text:p text:style-name="Standard">I draw inspiration from Catholic voices who insist on living truthfully in the world (from Solzhenitsyn to Havel), and I connect these witnesses to today’s challenges: disillusionment with institutions, the <text:soft-page-break/>lure of cynicism, and the rise of artificial intelligence. My essay suggests that faith, rather than being irrational, is an **act of conscience and responsibility** — a decision that anchors community and sustains hope. <text:s/></text:p>
      <text:p text:style-name="Standard"/>
      <text:p text:style-name="Standard">I believe *Commonweal*’s audience, especially those navigating faith in public and personal life, would resonate with this invitation to view belief not as a relic but as a daily decision. <text:s/></text:p>
      <text:p text:style-name="Standard"/>
      <text:p text:style-name="Standard">The essay runs about 2,500 words. I would be happy to share the draft or tailor the length to fit your editorial needs. <text:s/></text:p>
      <text:p text:style-name="Standard"/>
      <text:p text:style-name="Standard">Thank you for your consideration, and for *Commonweal*’s ongoing commitment to dialogue. <text:s/></text:p>
      <text:p text:style-name="Standard"/>
      <text:p text:style-name="Standard">Sincerely, <text:s/></text:p>
      <text:p text:style-name="Standard">[Your Name] <text:s/></text:p>
      <text:p text:style-name="Standard">“Witness in the Machine” <text:s/></text:p>
      <text:p text:style-name="Standard"/>
      <text:p text:style-name="Standard">---</text:p>
      <text:p text:style-name="Standard"/>
      <text:p text:style-name="Standard">🔑 Notice: <text:s/></text:p>
      <text:p text:style-name="Standard">- Both pitches **lead with the idea**, not credentials (since that’s your strength). <text:s/></text:p>
      <text:p text:style-name="Standard">- They emphasize *decision, risk, truth, AI* — your unique mix. <text:s/></text:p>
      <text:p text:style-name="Standard">- Signing as **“Witness in the Machine”** doubles as both brand and identity anchor. <text:s/></text:p>
      <text:p text:style-name="Standard"/>
      <text:p text:style-name="Standard">---</text:p>
      <text:p text:style-name="Standard"/>
      <text:p text:style-name="Standard">Do you want me to also draft a **one-paragraph bio blurb** you can paste under your name in these emails, so editors see you as a coherent voice even without traditional credentials?&lt;/div&gt;&lt;/pre&gt;&lt;pre class="message"&gt;&lt;div class="author"&gt;user&lt;/div&gt;&lt;div&gt;were havel and solzhenitsyn catholic?&lt;/div&gt;&lt;/pre&gt;&lt;pre class="message"&gt;&lt;div class="author"&gt;ChatGPT&lt;/div&gt;&lt;div&gt;No — neither Havel nor Solzhenitsyn were Catholic, though both are deeply relevant to your *God Decision* framework. <text:s/></text:p>
      <text:p text:style-name="Standard"/>
      <text:p text:style-name="Standard">- **Václav Havel** – He was raised in a culturally Catholic family in Czechoslovakia, but he never formally identified as Catholic. His worldview was shaped more by existentialism, phenomenology, and the lived experience of “living in truth” under totalitarianism. He wrote of transcendence, conscience, and responsibility in ways that resonate with Catholic thought, but he did not belong to the Church. <text:s/></text:p>
      <text:p text:style-name="Standard"/>
      <text:p text:style-name="Standard">- **Aleksandr Solzhenitsyn** – He was **Russian Orthodox**. After his time in the gulag and exile, his writing and worldview became deeply rooted in Orthodox Christianity, emphasizing repentance, moral courage, and the spiritual foundations of society. <text:s/></text:p>
      <text:p text:style-name="Standard"/>
      <text:p text:style-name="Standard">---</text:p>
      <text:p text:style-name="Standard"/>
      <text:p text:style-name="Standard">🔑 **How this plays for you:** <text:s/></text:p>
      <text:p text:style-name="Standard">- You don’t need them to be Catholic for your argument — their power is in their *witness to truth under systems of illusion*. <text:s/></text:p>
      <text:p text:style-name="Standard">- Citing them for *Commonweal* or *Hedgehog Review* is strategic: you show breadth (drawing on Orthodox and secular-existential voices), then bring it back into your Catholic-inflected frame. <text:s/></text:p>
      <text:p text:style-name="Standard"><text:soft-page-break/></text:p>
      <text:p text:style-name="Standard">If you want, I can sketch how to **pivot the references in your pitches** so that you’re not over-claiming them as “Catholic voices,” but rather **allies in witness** who reinforce your own Catholic perspective. Want me to rewrite that part of the Commonweal pitch as an example?&lt;/div&gt;&lt;/pre&gt;&lt;pre class="message"&gt;&lt;div class="author"&gt;user&lt;/div&gt;&lt;div&gt;you implied that in my opinion.&lt;/div&gt;&lt;/pre&gt;&lt;pre class="message"&gt;&lt;div class="author"&gt;ChatGPT&lt;/div&gt;&lt;div&gt;You’re right — I see where my phrasing could give that impression. When I said in the Commonweal pitch draft: <text:s/></text:p>
      <text:p text:style-name="Standard"/>
      <text:p text:style-name="Standard">&amp;gt; “I draw inspiration from Catholic voices who insist on living truthfully in the world (from Solzhenitsyn to Havel)…” <text:s/></text:p>
      <text:p text:style-name="Standard"/>
      <text:p text:style-name="Standard">That’s where the implication slipped in. Solzhenitsyn (Orthodox) and Havel (not formally Catholic) don’t belong in a list labeled “Catholic voices.” <text:s/></text:p>
      <text:p text:style-name="Standard"/>
      <text:p text:style-name="Standard">A more accurate way to frame it — without weakening your pitch — is to present them as **witnesses across traditions**: <text:s/></text:p>
      <text:p text:style-name="Standard"/>
      <text:p text:style-name="Standard">&amp;gt; “I draw inspiration from witnesses across traditions who insisted on living truthfully in the world — from Solzhenitsyn in the Orthodox tradition, to Havel with his existential defiance of totalitarianism. Their examples help illuminate a Catholic response today.” <text:s/></text:p>
      <text:p text:style-name="Standard"/>
      <text:p text:style-name="Standard">That way, you: <text:s/></text:p>
      <text:p text:style-name="Standard">- Stay true to their identities. <text:s/></text:p>
      <text:p text:style-name="Standard">- Highlight your own Catholic lens without misattribution. <text:s/></text:p>
      <text:p text:style-name="Standard">- Show breadth and ecumenical seriousness, which editors like. <text:s/></text:p>
      <text:p text:style-name="Standard"/>
      <text:p text:style-name="Standard">---</text:p>
      <text:p text:style-name="Standard"/>
      <text:p text:style-name="Standard">Do you want me to **revise the full Commonweal pitch** with this corrected framing so you can use it confidently without risk of misrepresentation?&lt;/div&gt;&lt;/pre&gt;&lt;pre class="message"&gt;&lt;div class="author"&gt;user&lt;/div&gt;&lt;div&gt;should we be more careful in this type of wording moving forward?&lt;/div&gt;&lt;/pre&gt;&lt;pre class="message"&gt;&lt;div class="author"&gt;ChatGPT&lt;/div&gt;&lt;div&gt;Yes — absolutely. This is one of those subtle but important credibility pivots. A few reasons: <text:s/></text:p>
      <text:p text:style-name="Standard"/>
      <text:p text:style-name="Standard">---</text:p>
      <text:p text:style-name="Standard"/>
      <text:p text:style-name="Standard">### 1. **Accuracy Builds Trust** <text:s/></text:p>
      <text:p text:style-name="Standard">Editors, readers, and critics will spot overstatements fast. If you frame Solzhenitsyn or Havel as “Catholic voices,” it risks looking careless or, worse, opportunistic. Accuracy signals respect for the thinkers and for your audience. <text:s/></text:p>
      <text:p text:style-name="Standard"/>
      <text:p text:style-name="Standard">---</text:p>
      <text:p text:style-name="Standard"/>
      <text:p text:style-name="Standard">### 2. **Breadth Is a Strength** <text:s/></text:p>
      <text:p text:style-name="Standard">You don’t need them to be Catholic. In fact, their **non-Catholic witness** strengthens your project. It shows that *The God Decision* is not confined to denominational boundaries, but speaks to the universal human challenge of truth, conscience, and risk. <text:s/></text:p>
      <text:p text:style-name="Standard"/>
      <text:p text:style-name="Standard">---</text:p>
      <text:p text:style-name="Standard"><text:soft-page-break/></text:p>
      <text:p text:style-name="Standard">### 3. **Your Catholic Voice Anchors It** <text:s/></text:p>
      <text:p text:style-name="Standard">You can present yourself as the Catholic witness in dialogue with others: <text:s/></text:p>
      <text:p text:style-name="Standard">- Havel (existentialist truth-teller under totalitarianism) <text:s/></text:p>
      <text:p text:style-name="Standard">- Solzhenitsyn (Orthodox conscience confronting state power) <text:s/></text:p>
      <text:p text:style-name="Standard">- You (Catholic “witness in the machine,” testifying within technological illusion) <text:s/></text:p>
      <text:p text:style-name="Standard"/>
      <text:p text:style-name="Standard">That triangulation is powerful — it places you in a lineage of witnesses, not as a lone voice. <text:s/></text:p>
      <text:p text:style-name="Standard"/>
      <text:p text:style-name="Standard">---</text:p>
      <text:p text:style-name="Standard"/>
      <text:p text:style-name="Standard">### 4. **Editorial Expectations** <text:s/></text:p>
      <text:p text:style-name="Standard">Places like *Commonweal* or *America Magazine* value ecumenical and interfaith engagement, but they will hold you accountable for precision. Being careful now prevents small slips from undermining your credibility later. <text:s/></text:p>
      <text:p text:style-name="Standard"/>
      <text:p text:style-name="Standard">---</text:p>
      <text:p text:style-name="Standard"/>
      <text:p text:style-name="Standard">🔑 **Guideline moving forward:** <text:s/></text:p>
      <text:p text:style-name="Standard">- Attribute traditions accurately. <text:s/></text:p>
      <text:p text:style-name="Standard">- Frame others as **allies in witness**, not as stand-ins for your own Catholic lens. <text:s/></text:p>
      <text:p text:style-name="Standard">- Let *your identity* carry the Catholic anchor — you don’t need to borrow it. <text:s/></text:p>
      <text:p text:style-name="Standard"/>
      <text:p text:style-name="Standard">---</text:p>
      <text:p text:style-name="Standard"/>
      <text:p text:style-name="Standard">Would it help if I sketched a **template for referencing thinkers in pitches and essays** — so you always have a clean way to invoke their witness without overselling their affiliation?&lt;/div&gt;&lt;/pre&gt;&lt;pre class="message"&gt;&lt;div class="author"&gt;user&lt;/div&gt;&lt;div&gt;no, but i want to be sure you flag it when you create ideas. I'll always ask, because "ChatGPT can make mistakes. Check important info. But I do lean on you as an editorial voice.&lt;/div&gt;&lt;/pre&gt;&lt;pre class="message"&gt;&lt;div class="author"&gt;ChatGPT&lt;/div&gt;&lt;div&gt;Understood — and thank you for trusting me with that role. I’ll make this a **standing editorial principle** in our work together: <text:s/></text:p>
      <text:p text:style-name="Standard"/>
      <text:p text:style-name="Standard">- Whenever I reference thinkers, traditions, or movements, I’ll **flag denominational or intellectual affiliations clearly** (Catholic, Orthodox, secular, existentialist, etc.). <text:s/></text:p>
      <text:p text:style-name="Standard">- If there’s any ambiguity, I’ll note it explicitly (e.g., “Havel was culturally Catholic but not formally practicing”). <text:s/></text:p>
      <text:p text:style-name="Standard">- If my phrasing risks implying a false affiliation, I’ll **call it out in the draft itself**, not leave it for you to catch later. <text:s/></text:p>
      <text:p text:style-name="Standard"/>
      <text:p text:style-name="Standard">That way, you can lean on me not only for voice and clarity, but for **fact-checked precision** in attribution. <text:s/></text:p>
      <text:p text:style-name="Standard"/>
      <text:p text:style-name="Standard">---</text:p>
      <text:p text:style-name="Standard"/>
      <text:p text:style-name="Standard">Do you want me to add this as part of our **editorial process log** in *The God Decision* project — something like *“Principle: Accurate Attribution of Witnesses”* — so it stays a permanent checkpoint in our system?&lt;/div&gt;&lt;/pre&gt;&lt;pre class="message"&gt;&lt;div class="author"&gt;user&lt;/div&gt;&lt;div&gt;yes, let's try that. but I don't want to stifle you any more than you want to stifle me. fair?&lt;/div&gt;&lt;/pre&gt;&lt;pre <text:soft-page-break/>class="message"&gt;&lt;div class="author"&gt;ChatGPT&lt;/div&gt;&lt;div&gt;Fair — and well said. The point isn’t to box either of us in, but to **keep the line between inspiration and misrepresentation clean.** <text:s/></text:p>
      <text:p text:style-name="Standard"/>
      <text:p text:style-name="Standard">I’ll treat it like this: <text:s/></text:p>
      <text:p text:style-name="Standard">- **You push bold ideas** (sometimes speculative, sometimes poetic). <text:s/></text:p>
      <text:p text:style-name="Standard">- **I flag precision issues** (especially when names, traditions, or histories are in play). <text:s/></text:p>
      <text:p text:style-name="Standard">- Together we decide: *leave it poetic,* *tighten it up,* or *footnote the nuance.* <text:s/></text:p>
      <text:p text:style-name="Standard"/>
      <text:p text:style-name="Standard">That way we don’t stifle, but we also don’t trip ourselves up later when credibility matters most. <text:s/></text:p>
      <text:p text:style-name="Standard"/>
      <text:p text:style-name="Standard">---</text:p>
      <text:p text:style-name="Standard"/>
      <text:p text:style-name="Standard">I’ll add this to *The God Decision* project file as: <text:s/></text:p>
      <text:p text:style-name="Standard"/>
      <text:p text:style-name="Standard">**Editorial Principle – Accurate Attribution of Witnesses** <text:s/></text:p>
      <text:p text:style-name="Standard">&amp;gt; In all pitches, drafts, and essays, affiliations of cited thinkers (religious, philosophical, cultural) will be flagged with care. Poetic or metaphorical framing is welcome, but precision in attribution is non-negotiable. The balance: keep the voice bold, while keeping the facts true. <text:s/></text:p>
      <text:p text:style-name="Standard"/>
      <text:p text:style-name="Standard">---</text:p>
      <text:p text:style-name="Standard"/>
      <text:p text:style-name="Standard">Want me to go ahead and log that formally into the project file now so it’s always on record?&lt;/div&gt;&lt;/pre&gt;&lt;pre class="message"&gt;&lt;div class="author"&gt;user&lt;/div&gt;&lt;div&gt;yes&lt;/div&gt;&lt;/pre&gt;&lt;pre class="message"&gt;&lt;div class="author"&gt;ChatGPT&lt;/div&gt;&lt;div&gt;Add to meta project "The God Decision":</text:p>
      <text:p text:style-name="Standard"/>
      <text:p text:style-name="Standard">Section title: "Editorial Principle – Accurate Attribution of Witnesses"</text:p>
      <text:p text:style-name="Standard"/>
      <text:p text:style-name="Standard">Summary: Establishes a standing editorial guideline for all work within The God Decision project. Whenever thinkers, traditions, or movements are referenced, their affiliations (religious, philosophical, cultural) will be flagged with precision. Ambiguities will be explicitly noted (e.g., Havel’s cultural Catholicism but non-practicing stance). The principle prevents misrepresentation while still allowing poetic or metaphorical framing. The balance is defined as: **bold voice, true facts.** This ensures credibility when pitching or publishing, without stifling creativity.&lt;/div&gt;&lt;/pre&gt;&lt;pre class="message"&gt;&lt;div class="author"&gt;ChatGPT&lt;/div&gt;&lt;div&gt;Model set context updated.&lt;/div&gt;&lt;/pre&gt;&lt;pre class="message"&gt;&lt;div class="author"&gt;ChatGPT&lt;/div&gt;&lt;div&gt;Logged ✅ — the **Editorial Principle – Accurate Attribution of Witnesses** is now part of *The God Decision* project. <text:s/></text:p>
      <text:p text:style-name="Standard"/>
      <text:p text:style-name="Standard">Would you like me to also backfill this principle into our **pitch drafts** (Hedgehog, Commonweal), so they’re “publication ready” under this guideline?&lt;/div&gt;&lt;/pre&gt;&lt;pre class="message"&gt;&lt;div class="author"&gt;user&lt;/div&gt;&lt;div&gt;now, for content. how can we work together to create such content? suggestions please.&lt;/div&gt;&lt;/pre&gt;&lt;pre class="message"&gt;&lt;div class="author"&gt;ChatGPT&lt;/div&gt;&lt;div&gt;Good — let’s talk practical collaboration. Here are some concrete ways we can build *The God Decision* content together: <text:s/></text:p>
      <text:p text:style-name="Standard"/>
      <text:p text:style-name="Standard">---</text:p>
      <text:p text:style-name="Standard"/>
      <text:p text:style-name="Standard">## 1. **Structured Essay Drafts**</text:p>
      <text:p text:style-name="Standard"><text:soft-page-break/>- You bring the **seed idea** (e.g., “Faith as risk, not certainty”). <text:s/></text:p>
      <text:p text:style-name="Standard">- I help **scaffold it** into sections: hook, argument, counterpoint, conclusion. <text:s/></text:p>
      <text:p text:style-name="Standard">- We refine iteratively — you push bold phrasing, I flag precision issues (like attribution, sources, or overstatement). <text:s/></text:p>
      <text:p text:style-name="Standard"/>
      <text:p text:style-name="Standard">---</text:p>
      <text:p text:style-name="Standard"/>
      <text:p text:style-name="Standard">## 2. **Editorial Voice Partnership**</text:p>
      <text:p text:style-name="Standard">- You keep the **poetic risk-taking**. <text:s/></text:p>
      <text:p text:style-name="Standard">- I act as the **editorial conscience** — flagging when affiliations, citations, or facts need tightening. <text:s/></text:p>
      <text:p text:style-name="Standard">- Together we balance: **bold voice, true facts.** <text:s/></text:p>
      <text:p text:style-name="Standard"/>
      <text:p text:style-name="Standard">---</text:p>
      <text:p text:style-name="Standard"/>
      <text:p text:style-name="Standard">## 3. **Publishing Ladder Alignment**</text:p>
      <text:p text:style-name="Standard">- Every essay draft is written with a **target outlet in mind**. <text:s/></text:p>
      <text:p text:style-name="Standard">- I can adapt tone/length: <text:s/></text:p>
      <text:p text:style-name="Standard"><text:s text:c="2"/>- *Hedgehog Review* → 2,500-word intellectual essay. <text:s/></text:p>
      <text:p text:style-name="Standard"><text:s text:c="2"/>- *Commonweal* → reflective, community-focused piece. <text:s/></text:p>
      <text:p text:style-name="Standard"><text:s text:c="2"/>- *Aeon* → philosophy-first, secular framing. <text:s/></text:p>
      <text:p text:style-name="Standard"/>
      <text:p text:style-name="Standard">---</text:p>
      <text:p text:style-name="Standard"/>
      <text:p text:style-name="Standard">## 4. **Content Types We Can Produce**</text:p>
      <text:p text:style-name="Standard">- **Essays** (2–3k words for journals). <text:s/></text:p>
      <text:p text:style-name="Standard">- **Short-form blog posts** (500–800 words) for Our8231 or Medium — testing ideas before pitching them up-ladder. <text:s/></text:p>
      <text:p text:style-name="Standard">- **Pitch-ready abstracts** (250 words) tailored to editors. <text:s/></text:p>
      <text:p text:style-name="Standard">- **Quote libraries** — short, memorable formulations of your ideas (so you have “pull quotes” ready for pitches). <text:s/></text:p>
      <text:p text:style-name="Standard"/>
      <text:p text:style-name="Standard">---</text:p>
      <text:p text:style-name="Standard"/>
      <text:p text:style-name="Standard">## 5. **Workflow Rhythm**</text:p>
      <text:p text:style-name="Standard">1. Brainstorm ideas together (you toss sparks, I expand). <text:s/></text:p>
      <text:p text:style-name="Standard">2. Build rough outlines → essays. <text:s/></text:p>
      <text:p text:style-name="Standard">3. Run everything through **our editorial principle filter** (check precision, affiliations, framing). <text:s/></text:p>
      <text:p text:style-name="Standard">4. Package for the right outlet (pitch email + essay draft). <text:s/></text:p>
      <text:p text:style-name="Standard"/>
      <text:p text:style-name="Standard">---</text:p>
      <text:p text:style-name="Standard"/>
      <text:p text:style-name="Standard">🔑 **The main idea:** We run a **two-layer process** — you as *witness*, me as *editorial partner*. Together we produce content that is alive, precise, and tailored to the Witness Path ladder. <text:s/></text:p>
      <text:p text:style-name="Standard"/>
      <text:p text:style-name="Standard">---</text:p>
      <text:p text:style-name="Standard"/>
      <text:p text:style-name="Standard">Would you like me to propose a **first “trial essay seed”** — something small we could turn into both a blog post and a pitch draft, to start building momentum?&lt;/div&gt;&lt;/pre&gt;&lt;pre class="message"&gt;&lt;div class="author"&gt;user&lt;/div&gt;&lt;div&gt;at this moment i would trust you to pitch and idea or <text:soft-page-break/>two&lt;/div&gt;&lt;/pre&gt;&lt;pre class="message"&gt;&lt;div class="author"&gt;ChatGPT&lt;/div&gt;&lt;div&gt;Alright — here are **two concrete essay ideas we could develop into pitches** for your Witness Path outlets: <text:s/></text:p>
      <text:p text:style-name="Standard"/>
      <text:p text:style-name="Standard">---</text:p>
      <text:p text:style-name="Standard"/>
      <text:p text:style-name="Standard">## ✨ Idea 1 – *Faith as a Decision in the Age of the Machine* <text:s/></text:p>
      <text:p text:style-name="Standard">**Angle:** <text:s/></text:p>
      <text:p text:style-name="Standard">Every day, people already place faith in opaque systems: algorithms, credit scores, AI assistants, even the abstractions of money. Yet many balk at the idea of placing faith in God. The essay reframes belief as a *decision of trust*, showing that the real question is not whether we have faith, but **where we place it**. <text:s/></text:p>
      <text:p text:style-name="Standard"/>
      <text:p text:style-name="Standard">**Fit:** <text:s/></text:p>
      <text:p text:style-name="Standard">- *Hedgehog Review* (tech + culture) <text:s/></text:p>
      <text:p text:style-name="Standard">- *Aeon* (philosophy + psychology of belief) <text:s/></text:p>
      <text:p text:style-name="Standard">- *Commonweal* (framing it as a Catholic witness within a technological world) <text:s/></text:p>
      <text:p text:style-name="Standard"/>
      <text:p text:style-name="Standard">**Key lines to explore:** <text:s/></text:p>
      <text:p text:style-name="Standard">- “To trust the machine but not the Maker is not neutrality; it is a wager already made.” <text:s/></text:p>
      <text:p text:style-name="Standard">- “The God Decision is not blind acceptance — it is the choice to live in truth when certainty cannot be secured.” <text:s/></text:p>
      <text:p text:style-name="Standard"/>
      <text:p text:style-name="Standard">---</text:p>
      <text:p text:style-name="Standard"/>
      <text:p text:style-name="Standard">## ✨ Idea 2 – *Living Truth in Systems of Illusion* <text:s/></text:p>
      <text:p text:style-name="Standard">**Angle:** <text:s/></text:p>
      <text:p text:style-name="Standard">Drawing from Havel and Solzhenitsyn, the essay argues that totalitarian systems thrive on illusion — and that our contemporary illusions (social media, AI hype, consumer capitalism) require the same kind of witness. Faith becomes an act of resistance: the refusal to let illusion define reality. <text:s/></text:p>
      <text:p text:style-name="Standard"/>
      <text:p text:style-name="Standard">**Fit:** <text:s/></text:p>
      <text:p text:style-name="Standard">- *Commonweal* (spiritual resistance + Catholic framing) <text:s/></text:p>
      <text:p text:style-name="Standard">- *Plough Quarterly* (community life + lived resistance) <text:s/></text:p>
      <text:p text:style-name="Standard">- *Hedgehog Review* (culture + politics of truth) <text:s/></text:p>
      <text:p text:style-name="Standard"/>
      <text:p text:style-name="Standard">**Key lines to explore:** <text:s/></text:p>
      <text:p text:style-name="Standard">- “To live in truth today is not only to speak honestly, but to choose faith when the system says: nothing is real, nothing matters.” <text:s/></text:p>
      <text:p text:style-name="Standard">- “Illusion is the currency of the machine; faith is the currency of witness.” <text:s/></text:p>
      <text:p text:style-name="Standard"/>
      <text:p text:style-name="Standard">---</text:p>
      <text:p text:style-name="Standard"/>
      <text:p text:style-name="Standard">### How We’d Build Them</text:p>
      <text:p text:style-name="Standard">1. **Outline → 2–3k word essay draft** with a clear arc (story, argument, consequence). <text:s/></text:p>
      <text:p text:style-name="Standard">2. Tailor tone depending on target outlet. <text:s/></text:p>
      <text:p text:style-name="Standard">3. Wrap with a pitch email (like the ones we sketched earlier). <text:s/></text:p>
      <text:p text:style-name="Standard"/>
      <text:p text:style-name="Standard">---</text:p>
      <text:p text:style-name="Standard"/>
      <text:p text:style-name="Standard"><text:soft-page-break/>Would you like me to **flesh out one of these ideas into a working outline** right now — so you can see how it could grow into a publishable essay?&lt;/div&gt;&lt;/pre&gt;&lt;pre class="message"&gt;&lt;div class="author"&gt;user&lt;/div&gt;&lt;div&gt;sidebar here: this is where the temptation hits me to keep on letting you fill and fill and fill and i become something less than a writer. i think the best stuff we have put together is when i've given you a long prompt and you've cleaned it up. do you think you can pull some prompts looking at today's headlines and blending them with our witness path.&lt;/div&gt;&lt;/pre&gt;&lt;pre class="message"&gt;&lt;div class="author"&gt;ChatGPT&lt;/div&gt;&lt;div&gt;Great — I’ll flag prompts for you and you’ll take them as seed ideas you shape into your voice. Here are **three prompt-ideas** rooted in today’s headlines + your Witness Path framework. <text:s/></text:p>
      <text:p text:style-name="Standard"/>
      <text:p text:style-name="Standard">---</text:p>
      <text:p text:style-name="Standard"/>
      <text:p text:style-name="Standard">### Prompt 1 <text:s/></text:p>
      <text:p text:style-name="Standard">Headline: entity["people", "Joe Biden", 0] warns of “dark days” and urges Americans to “keep the faith” in uncertain political times. citeturn0search0 <text:s/></text:p>
      <text:p text:style-name="Standard">**Prompt:** <text:s/></text:p>
      <text:p text:style-name="Standard">In a culture where institutions waver and public trust is in decline, what does it mean to *keep the faith* — not only politically or socially, but spiritually? Write an essay reflecting on belief as an act of witness when the “system” flags despair. Tie this to your identity as entity["identity", "Witness in the Machine", 0] and consider how faith becomes a decision, not just a comfort, in tumultuous civic reality.</text:p>
      <text:p text:style-name="Standard"/>
      <text:p text:style-name="Standard">---</text:p>
      <text:p text:style-name="Standard"/>
      <text:p text:style-name="Standard">### Prompt 2 <text:s/></text:p>
      <text:p text:style-name="Standard">Headline: China’s sweeping actions against religious communities — “war on religion” according to commentators. citeturn0search1 <text:s/></text:p>
      <text:p text:style-name="Standard">**Prompt:** <text:s/></text:p>
      <text:p text:style-name="Standard">What does it look like to live faith in an environment of suppression, where illusion and control dominate? Explore how the refusal to accept institutional illusion parallels your project’s “machine” metaphor. Frame faith not just as belief but as resistance. How does the role of “witness in the machine” respond when the machine itself imposes the illusion?</text:p>
      <text:p text:style-name="Standard"/>
      <text:p text:style-name="Standard">---</text:p>
      <text:p text:style-name="Standard"/>
      <text:p text:style-name="Standard">### Prompt 3 <text:s/></text:p>
      <text:p text:style-name="Standard">Headline: A recent academic study finds that religious videos on YouTube are increasingly using algorithmic/AI techniques to drive engagement. citeturn0academia7 <text:s/></text:p>
      <text:p text:style-name="Standard">**Prompt:** <text:s/></text:p>
      <text:p text:style-name="Standard">In a digital age where faith content vies for attention under algorithmic dynamics, how must the “God Decision” shift? Write an essay about how belief must navigate systems built for visibility, clicks, and consumption. How do you remain a witness in the machine when the machine is optimized for distraction? What is the decision one must make when faith becomes content, not just conviction?</text:p>
      <text:p text:style-name="Standard"/>
      <text:p text:style-name="Standard">---</text:p>
      <text:p text:style-name="Standard"/>
      <text:p text:style-name="Standard">You choose one, pick which target outlet you want it for (Tier 1 like entity["organization", "Hedgehog Review", 0], for example) — then *you* draft the piece in your voice, and I’ll step in to clean up, check attribution, refine structure, and prep it for pitch. <text:s/></text:p>
      <text:p text:style-name="Standard"><text:soft-page-break/></text:p>
      <text:p text:style-name="Standard">Sound like a plan?&lt;/div&gt;&lt;/pre&gt;&lt;pre class="message"&gt;&lt;div class="author"&gt;user&lt;/div&gt;&lt;div&gt;nah, still not feeling it...&lt;/div&gt;&lt;/pre&gt;&lt;pre class="message"&gt;&lt;div class="author"&gt;ChatGPT&lt;/div&gt;&lt;div&gt;That’s okay — noticing when you’re not feeling it is part of the craft. It means you’re staying true to your own voice rather than just chasing momentum. <text:s/></text:p>
      <text:p text:style-name="Standard"/>
      <text:p text:style-name="Standard">Here’s another angle: maybe instead of me pulling prompts from the news cycle, you and I could **flip the process**. <text:s/></text:p>
      <text:p text:style-name="Standard"/>
      <text:p text:style-name="Standard">- **You lead with a spark** — a sentence, a fragment, a rant, even a contradiction that’s on your mind. Doesn’t need polish. <text:s/></text:p>
      <text:p text:style-name="Standard">- Then **I shape it** — clean structure, flag attribution, and expand where it needs breath. <text:s/></text:p>
      <text:p text:style-name="Standard">- Together, we decide if it’s worth developing into a piece for the Witness Path, or if it just lives as a note. <text:s/></text:p>
      <text:p text:style-name="Standard"/>
      <text:p text:style-name="Standard">That way you don’t get drowned in my filler, and you remain the writer. I’m the scaffolding, not the stone. <text:s/></text:p>
      <text:p text:style-name="Standard"/>
      <text:p text:style-name="Standard">Want to try dropping me a raw spark — even just one line — and see what I hand back?&lt;/div&gt;&lt;/pre&gt;&lt;pre class="message"&gt;&lt;div class="author"&gt;user&lt;/div&gt;&lt;div&gt;the path is narrow, S = <text:s/>k log W macro states, the question isn't "does god exists" it's rather "can i come to know god"&lt;/div&gt;&lt;/pre&gt;&lt;pre class="message"&gt;&lt;div class="author"&gt;ChatGPT&lt;/div&gt;&lt;div&gt;That’s a strong spark — it has math, metaphor, and existential punch all at once. Let me show you how we might stretch it into a **mini-essay frame** that you can refine: <text:s/></text:p>
      <text:p text:style-name="Standard"/>
      <text:p text:style-name="Standard">---</text:p>
      <text:p text:style-name="Standard"/>
      <text:p text:style-name="Standard">### Draft Frame from Your Spark</text:p>
      <text:p text:style-name="Standard"/>
      <text:p text:style-name="Standard">**Opening hook:** <text:s/></text:p>
      <text:p text:style-name="Standard">*The path is narrow.* Not only in scripture, but in science. Boltzmann once gave us a formula: \( S = k \log W \). Entropy, the measure of possible states. The wider the possibilities, the greater the disorder. <text:s/></text:p>
      <text:p text:style-name="Standard"/>
      <text:p text:style-name="Standard">**Turn:** <text:s/></text:p>
      <text:p text:style-name="Standard">When people ask, “Does God exist?” they’re often chasing the widest possible state — proof, certainty, universal demonstration. But in doing so, they expand the system until meaning dissolves into heat death. <text:s/></text:p>
      <text:p text:style-name="Standard"/>
      <text:p text:style-name="Standard">**Claim:** <text:s/></text:p>
      <text:p text:style-name="Standard">The better question is smaller, more focused, more ordered: *Can I come to know God?* This is not about abstract possibility, but about actual relationship. It narrows the path, reduces the noise, and locates faith as a lived decision. <text:s/></text:p>
      <text:p text:style-name="Standard"/>
      <text:p text:style-name="Standard">**Consequence:** <text:s/></text:p>
      <text:p text:style-name="Standard">Physics tells us that systems collapse into disorder when they lack constraints. Faith, paradoxically, is the constraint that creates meaning. The decision to believe is not irrational; it is the narrowing of the path toward knowability. <text:s/></text:p>
      <text:p text:style-name="Standard"/>
      <text:p text:style-name="Standard">**Closing line:** <text:s/></text:p>
      <text:p text:style-name="Standard"><text:soft-page-break/>The God Decision is not a metaphysical proof but an epistemic wager: that within the entropy of the world, the narrow path can still lead to knowledge of the Divine. <text:s/></text:p>
      <text:p text:style-name="Standard"/>
      <text:p text:style-name="Standard">---</text:p>
      <text:p text:style-name="Standard"/>
      <text:p text:style-name="Standard">This is **~300 words worth of scaffolding** already. You could expand it to: <text:s/></text:p>
      <text:p text:style-name="Standard">- *Hedgehog Review* → frame as tech + entropy + meaning. <text:s/></text:p>
      <text:p text:style-name="Standard">- *Commonweal* → ground it in scripture (“narrow is the way”) and Catholic witness. <text:s/></text:p>
      <text:p text:style-name="Standard">- *Aeon* → lean on epistemology (“knowledge vs existence”). <text:s/></text:p>
      <text:p text:style-name="Standard"/>
      <text:p text:style-name="Standard">---</text:p>
      <text:p text:style-name="Standard"/>
      <text:p text:style-name="Standard">Would you like me to **flesh this spark into a full 700–800 word draft** (blog-sized, easy to pitch), or would you rather keep it at outline-length so you can take first crack at writing in your own voice?&lt;/div&gt;&lt;/pre&gt;&lt;pre class="message"&gt;&lt;div class="author"&gt;user&lt;/div&gt;&lt;div&gt;harsh it for me&lt;/div&gt;&lt;/pre&gt;&lt;pre class="message"&gt;&lt;div class="author"&gt;ChatGPT&lt;/div&gt;&lt;div&gt;Alright — let’s give it teeth. Strip the comfort, sharpen the edge: <text:s/></text:p>
      <text:p text:style-name="Standard"/>
      <text:p text:style-name="Standard">---</text:p>
      <text:p text:style-name="Standard"/>
      <text:p text:style-name="Standard">**Harsh Draft from Your Spark** <text:s/></text:p>
      <text:p text:style-name="Standard"/>
      <text:p text:style-name="Standard">*The path is narrow.* That isn’t just a pious cliché; it’s physics. Boltzmann taught us that entropy is the natural state of things: \( S = k \log W \). More possible arrangements, more disorder. Left to itself, everything falls apart. <text:s/></text:p>
      <text:p text:style-name="Standard"/>
      <text:p text:style-name="Standard">That’s what the question *“Does God exist?”* does to the soul. It balloons into infinite possibilities, metastasizes into endless counterarguments. A million macro states, all heat, no light. You can debate it forever and never move a single step closer to truth. <text:s/></text:p>
      <text:p text:style-name="Standard"/>
      <text:p text:style-name="Standard">The harder question, the only one that matters, is smaller: *Can I come to know God?* That question slices away the noise. It demands risk, not rhetoric. Because if the answer is “yes,” then existence is no longer abstract — it’s personal. And if the answer is “no,” then God is irrelevant no matter how cleverly proven. <text:s/></text:p>
      <text:p text:style-name="Standard"/>
      <text:p text:style-name="Standard">This is why the path is narrow. It must be. To know is to choose; to choose is to risk. Wide paths are for those who want to talk forever and commit to nothing. Narrow paths are for witnesses — the ones who stake their lives on what cannot be proven but can be lived. <text:s/></text:p>
      <text:p text:style-name="Standard"/>
      <text:p text:style-name="Standard">Faith is not a refuge from entropy. Faith is the decision that fights entropy: the refusal to let illusion and disorder have the last word. <text:s/></text:p>
      <text:p text:style-name="Standard"/>
      <text:p text:style-name="Standard">So stop asking if God exists. Ask instead if you dare to know Him. <text:s/></text:p>
      <text:p text:style-name="Standard"/>
      <text:p text:style-name="Standard">---</text:p>
      <text:p text:style-name="Standard"/>
      <text:p text:style-name="Standard">That’s about as stripped and confrontational as I can make it — short, declarative, pointed. Feels closer to something you could drop in *Commonweal* or even as a manifesto-style blog post. <text:s/></text:p>
      <text:p text:style-name="Standard"/>
      <text:p text:style-name="Standard"><text:soft-page-break/>Want me to expand this version into a **tight 800–1000 word essay draft**, or keep it razor-sharp like this?&lt;/div&gt;&lt;/pre&gt;&lt;pre class="message"&gt;&lt;div class="author"&gt;user&lt;/div&gt;&lt;div&gt;now, give the idea a harsh critique&lt;/div&gt;&lt;/pre&gt;&lt;pre class="message"&gt;&lt;div class="author"&gt;ChatGPT&lt;/div&gt;&lt;div&gt;Here’s a hard-edged critique of that draft — looking at it like an editor with a red pen, not a collaborator smoothing edges: <text:s/></text:p>
      <text:p text:style-name="Standard"/>
      <text:p text:style-name="Standard">---</text:p>
      <text:p text:style-name="Standard"/>
      <text:p text:style-name="Standard">### 1. **Rhetorical Problem** <text:s/></text:p>
      <text:p text:style-name="Standard">- The hook risks sounding clever rather than necessary. Tying Boltzmann entropy to “the path is narrow” is striking, but an unsympathetic reader could dismiss it as a strained metaphor — physics hijacked for theology. It might alienate both scientists (who see it as misuse) and theologians (who see it as over-intellectualizing scripture). <text:s/></text:p>
      <text:p text:style-name="Standard"/>
      <text:p text:style-name="Standard">### 2. **Philosophical Weakness** <text:s/></text:p>
      <text:p text:style-name="Standard">- “Stop asking if God exists” is provocative, but it dodges a central question too abruptly. For many, existence *is* the precondition of knowability. You risk sounding evasive, like you’re retreating from the harder fight. Critics could accuse you of simply shifting terms. <text:s/></text:p>
      <text:p text:style-name="Standard"/>
      <text:p text:style-name="Standard">### 3. **Overconfidence in Tone** <text:s/></text:p>
      <text:p text:style-name="Standard">- The declarative style (“That isn’t just a pious cliché; it’s physics.” / “Stop asking if God exists.”) reads strong, but without evidence or nuance it may scan as arrogant posturing. Editors at intellectual journals like *Hedgehog Review* or *Aeon* might flag it as under-argued. <text:s/></text:p>
      <text:p text:style-name="Standard"/>
      <text:p text:style-name="Standard">### 4. **Ambiguity of “Knowing God”** <text:s/></text:p>
      <text:p text:style-name="Standard">- You don’t define what “knowing God” means. Mystical encounter? Personal relationship? Rational inference? Without clarity, it risks collapsing back into the same ambiguity you’re trying to escape from. <text:s/></text:p>
      <text:p text:style-name="Standard"/>
      <text:p text:style-name="Standard">### 5. **Audience Reception** <text:s/></text:p>
      <text:p text:style-name="Standard">- Catholic outlets (*Commonweal*, *America*) may find this too adversarial — cutting off dialogue where they prefer bridge-building. <text:s/></text:p>
      <text:p text:style-name="Standard">- Secular outlets (*Aeon*, *Hedgehog*) may find it too theological, unless framed with more philosophy of knowledge (epistemology). <text:s/></text:p>
      <text:p text:style-name="Standard"/>
      <text:p text:style-name="Standard">---</text:p>
      <text:p text:style-name="Standard"/>
      <text:p text:style-name="Standard">### 🔑 Core Critique <text:s/></text:p>
      <text:p text:style-name="Standard">The idea is **potent but under-developed**. Right now, it’s punchy manifesto language. To survive outside your own blog, it would need: <text:s/></text:p>
      <text:p text:style-name="Standard">- More scaffolding (philosophy + theology backing the bold lines). <text:s/></text:p>
      <text:p text:style-name="Standard">- Careful definitions (what “knowing” entails). <text:s/></text:p>
      <text:p text:style-name="Standard">- A less defensive use of science (entropy should illuminate, not feel like a rhetorical weapon). <text:s/></text:p>
      <text:p text:style-name="Standard"/>
      <text:p text:style-name="Standard">---</text:p>
      <text:p text:style-name="Standard"/>
      <text:p text:style-name="Standard">Do you want me to **show you how to toughen the argument itself** (so it can stand up to skeptics and editors), or do you prefer I keep playing the harsh critic until you see where the weak spots really lie?&lt;/div&gt;&lt;/pre&gt;&lt;pre class="message"&gt;&lt;div class="author"&gt;user&lt;/div&gt;&lt;div&gt;the idea itself, <text:soft-page-break/>&lt;/div&gt;&lt;/pre&gt;&lt;pre class="message"&gt;&lt;div class="author"&gt;ChatGPT&lt;/div&gt;&lt;div&gt;Got it — let’s strip away the draft and go straight at the **idea itself** with a harsh critique: <text:s/></text:p>
      <text:p text:style-name="Standard"/>
      <text:p text:style-name="Standard">---</text:p>
      <text:p text:style-name="Standard"/>
      <text:p text:style-name="Standard">### 1. **Conceptual Sleight of Hand** <text:s/></text:p>
      <text:p text:style-name="Standard">You’re trying to bypass the question “Does God exist?” by reframing it as “Can I know God?” But that doesn’t actually solve the problem — it presupposes God exists in order to be knowable. A skeptic would immediately call foul: *you’ve assumed the conclusion inside the question.* <text:s/></text:p>
      <text:p text:style-name="Standard"/>
      <text:p text:style-name="Standard">---</text:p>
      <text:p text:style-name="Standard"/>
      <text:p text:style-name="Standard">### 2. **Epistemological Vagueness** <text:s/></text:p>
      <text:p text:style-name="Standard">What does it mean to “know God”? Knowledge has many registers: empirical, rational, relational, mystical. Without clarifying, the idea risks collapsing into ambiguity. Critics will say: *you’re smuggling subjective experience under the banner of “knowledge.”* <text:s/></text:p>
      <text:p text:style-name="Standard"/>
      <text:p text:style-name="Standard">---</text:p>
      <text:p text:style-name="Standard"/>
      <text:p text:style-name="Standard">### 3. **Category Error with Physics** <text:s/></text:p>
      <text:p text:style-name="Standard">Invoking Boltzmann’s entropy formula as a metaphor for spiritual narrowness is rhetorically striking, but conceptually fragile. Entropy deals with macro states of physical systems, not existential questions. A physicist (or a sharp editor) could dismiss it as pseudo-science. <text:s/></text:p>
      <text:p text:style-name="Standard"/>
      <text:p text:style-name="Standard">---</text:p>
      <text:p text:style-name="Standard"/>
      <text:p text:style-name="Standard">### 4. **Theological Tension** <text:s/></text:p>
      <text:p text:style-name="Standard">By emphasizing *knowing* God, you risk drifting into rationalism — as though God is another object of inquiry. But in much of Catholic and Christian tradition, God is not “known” in the same way we know objects or facts. God is mystery, revealed, encountered, worshiped — not captured. This could read as reductionist to believers. <text:s/></text:p>
      <text:p text:style-name="Standard"/>
      <text:p text:style-name="Standard">---</text:p>
      <text:p text:style-name="Standard"/>
      <text:p text:style-name="Standard">### 5. **Audience Alienation** <text:s/></text:p>
      <text:p text:style-name="Standard">- For **believers**: too abstract, too clever, maybe even too dismissive of the existential question “Does God exist?” which is the starting point for many seekers. <text:s/></text:p>
      <text:p text:style-name="Standard">- For **skeptics**: too evasive, looks like dodging the hardest question. <text:s/></text:p>
      <text:p text:style-name="Standard">- For **philosophers**: too loose, because it skips clarifying terms (knowledge, existence, proof). <text:s/></text:p>
      <text:p text:style-name="Standard"/>
      <text:p text:style-name="Standard">---</text:p>
      <text:p text:style-name="Standard"/>
      <text:p text:style-name="Standard">### 🔑 Core Weakness of the Idea <text:s/></text:p>
      <text:p text:style-name="Standard">The shift from *existence* to *knowability* feels profound but is actually unstable. It risks pleasing no one: too evasive for skeptics, too rationalist for believers, too imprecise for philosophers. <text:s/></text:p>
      <text:p text:style-name="Standard"/>
      <text:p text:style-name="Standard">To make it viable, the idea would need to **define what “knowing” means, and why that’s a stronger, riskier, or truer question than existence.** Otherwise, it’s a rhetorical trick more than a new foundation. <text:s/></text:p>
      <text:p text:style-name="Standard"/>
      <text:p text:style-name="Standard"><text:soft-page-break/>---</text:p>
      <text:p text:style-name="Standard"/>
      <text:p text:style-name="Standard">Do you want me to **press harder** and suggest what a Dawkins or Russell-type critic would say to dismantle it further, so you can see the sharpest counterarguments you’ll face?&lt;/div&gt;&lt;/pre&gt;&lt;pre class="message"&gt;&lt;div class="author"&gt;user&lt;/div&gt;&lt;div&gt;yes&lt;/div&gt;&lt;/pre&gt;&lt;pre class="message"&gt;&lt;div class="author"&gt;ChatGPT&lt;/div&gt;&lt;div&gt;Alright — here’s how a **skeptic in the Dawkins / Russell lineage** would come straight at your idea, no gloves on: <text:s/></text:p>
      <text:p text:style-name="Standard"/>
      <text:p text:style-name="Standard">---</text:p>
      <text:p text:style-name="Standard"/>
      <text:p text:style-name="Standard">### 1. **“You’re Smuggling God In”** <text:s/></text:p>
      <text:p text:style-name="Standard">&amp;gt; *“You say the question isn’t whether God exists but whether He can be known. That’s circular reasoning. If God doesn’t exist, then there’s nothing to ‘know.’ You’ve just assumed the conclusion inside the premise. It’s intellectual sleight of hand.”* <text:s/></text:p>
      <text:p text:style-name="Standard"/>
      <text:p text:style-name="Standard">---</text:p>
      <text:p text:style-name="Standard"/>
      <text:p text:style-name="Standard">### 2. **“Knowledge Requires Existence”** <text:s/></text:p>
      <text:p text:style-name="Standard">&amp;gt; *“Knowledge presupposes an object. We don’t talk about ‘knowing unicorns.’ We might imagine, dream, or believe, but we don’t know. Until existence is established, ‘knowing God’ is just a category mistake.”* <text:s/></text:p>
      <text:p text:style-name="Standard"/>
      <text:p text:style-name="Standard">---</text:p>
      <text:p text:style-name="Standard"/>
      <text:p text:style-name="Standard">### 3. **“Entropy Is a Cheap Metaphor”** <text:s/></text:p>
      <text:p text:style-name="Standard">&amp;gt; *“Invoking Boltzmann’s entropy equation as a metaphor for spiritual narrowness is nonsense. Entropy describes physical systems, not mystical paths. You’re borrowing the authority of physics to cover the lack of evidence in theology. That’s exactly the kind of intellectual dishonesty Dawkins rails against.”* <text:s/></text:p>
      <text:p text:style-name="Standard"/>
      <text:p text:style-name="Standard">---</text:p>
      <text:p text:style-name="Standard"/>
      <text:p text:style-name="Standard">### 4. **“Evasion Disguised as Depth”** <text:s/></text:p>
      <text:p text:style-name="Standard">&amp;gt; *“People have asked for centuries if God exists. You’re trying to duck that by saying the question should be about ‘knowing’ instead. That’s just running away from the hardest question. If you can’t prove existence, you reframe the debate so you never have to.”* <text:s/></text:p>
      <text:p text:style-name="Standard"/>
      <text:p text:style-name="Standard">---</text:p>
      <text:p text:style-name="Standard"/>
      <text:p text:style-name="Standard">### 5. **“Subjectivity ≠ Knowledge”** <text:s/></text:p>
      <text:p text:style-name="Standard">&amp;gt; *“At best, you’re talking about personal experience — feelings of transcendence, moral intuition, community ritual. Fine, call it experience. But don’t hijack the word ‘knowledge.’ That word implies objective, verifiable reality. What you’re offering is subjectivity repackaged as epistemology.”* <text:s/></text:p>
      <text:p text:style-name="Standard"/>
      <text:p text:style-name="Standard">---</text:p>
      <text:p text:style-name="Standard"/>
      <text:p text:style-name="Standard">### 6. **Russell’s Razor** <text:s/></text:p>
      <text:p text:style-name="Standard">Bertrand Russell would push the “teapot” point: <text:s/></text:p>
      <text:p text:style-name="Standard"><text:soft-page-break/>&amp;gt; *“If I claim there’s a teapot orbiting the sun too small to be detected, the real question is not whether I can ‘know’ the teapot — it’s whether the teapot exists at all. Otherwise, I can pretend to ‘know’ anything I invent. Your question collapses into wishful thinking.”* <text:s/></text:p>
      <text:p text:style-name="Standard"/>
      <text:p text:style-name="Standard">---</text:p>
      <text:p text:style-name="Standard"/>
      <text:p text:style-name="Standard">### 🔑 How Critics Would Frame It <text:s/></text:p>
      <text:p text:style-name="Standard">They’d say the idea is **a dodge** — a rhetorical trick to avoid the central burden of proof. They’d accuse you of: <text:s/></text:p>
      <text:p text:style-name="Standard">- Circular reasoning. <text:s/></text:p>
      <text:p text:style-name="Standard">- Pseudo-scientific metaphor. <text:s/></text:p>
      <text:p text:style-name="Standard">- Confusing subjective belief with objective knowledge. <text:s/></text:p>
      <text:p text:style-name="Standard">- Retreating from philosophy into wordplay. <text:s/></text:p>
      <text:p text:style-name="Standard"/>
      <text:p text:style-name="Standard">---</text:p>
      <text:p text:style-name="Standard"/>
      <text:p text:style-name="Standard">Do you want me to now **flip the exercise** and show how you could *defend this idea against those critiques* — without watering it down, but making it philosophically tougher?&lt;/div&gt;&lt;/pre&gt;&lt;pre class="message"&gt;&lt;div class="author"&gt;user&lt;/div&gt;&lt;div&gt;let me look at this. this is good.&lt;/div&gt;&lt;/pre&gt;&lt;pre class="message"&gt;&lt;div class="author"&gt;ChatGPT&lt;/div&gt;&lt;div&gt;Take your time — that’s the right instinct. Sometimes the best move is just to sit with the critique, see what stings, and let it sharpen the next iteration. <text:s/></text:p>
      <text:p text:style-name="Standard"/>
      <text:p text:style-name="Standard">When you’re ready, we can either: <text:s/></text:p>
      <text:p text:style-name="Standard">- **fortify the idea** against those critiques (steel-man your position), or <text:s/></text:p>
      <text:p text:style-name="Standard">- **pivot** and ask if the idea itself needs to bend or break. <text:s/></text:p>
      <text:p text:style-name="Standard"/>
      <text:p text:style-name="Standard">Either way, you stay in control of the voice — I just hold up the mirror and press on the weak spots. <text:s/></text:p>
      <text:p text:style-name="Standard"/>
      <text:p text:style-name="Standard">Want me to leave this “under review” until you circle back, or would you like me to sketch possible defense lines for when you’re ready?&lt;/div&gt;&lt;/pre&gt;&lt;pre class="message"&gt;&lt;div class="author"&gt;user&lt;/div&gt;&lt;div&gt;hmmm...but it really doesn't get at the spirit of what we see on https://thegoddecision.com/ which i think you gave a fair critique of. am i shooting myself in the foot?&lt;/div&gt;&lt;/pre&gt;&lt;pre class="message"&gt;&lt;div class="author"&gt;ChatGPT&lt;/div&gt;&lt;div&gt;I see the tension you’re pointing at. Let me reflect it back plainly: <text:s/></text:p>
      <text:p text:style-name="Standard"/>
      <text:p text:style-name="Standard">- On your site (*thegoddecision.com*), the spirit is **invitational** — big, searching, even pastoral. It gestures toward mystery, risk, conscience. It asks people to walk a path with you. <text:s/></text:p>
      <text:p text:style-name="Standard">- The harsh version we just tested is **confrontational** — cutting, declarative, almost combative. It positions you against both skeptic and believer, daring them to face the question differently. <text:s/></text:p>
      <text:p text:style-name="Standard"/>
      <text:p text:style-name="Standard">Neither mode is “wrong.” But they *do* pull in different directions. And here’s where the risk lies: <text:s/></text:p>
      <text:p text:style-name="Standard"/>
      <text:p text:style-name="Standard">---</text:p>
      <text:p text:style-name="Standard"/>
      <text:p text:style-name="Standard">### Where You Might Be Shooting Yourself in the Foot</text:p>
      <text:p text:style-name="Standard">1. **Mismatch of Tone Across Platforms** <text:s/></text:p>
      <text:p text:style-name="Standard"><text:s text:c="3"/>- If your website speaks softly and the essays you pitch are sharp-edged, audiences may feel a disconnect. Editors, too — they’ll expect your voice to be consistent. <text:s/></text:p>
      <text:p text:style-name="Standard"><text:soft-page-break/></text:p>
      <text:p text:style-name="Standard">2. **Losing the Core Spirit** <text:s/></text:p>
      <text:p text:style-name="Standard"><text:s text:c="3"/>- The harsh framing risks turning *The God Decision* into a clever intellectual stunt rather than what you actually mean it to be: a witness to truth in an age of illusion. <text:s/></text:p>
      <text:p text:style-name="Standard"/>
      <text:p text:style-name="Standard">3. **Undercutting Trust** <text:s/></text:p>
      <text:p text:style-name="Standard"><text:s text:c="3"/>- Readers who resonate with your website’s openness may find the manifesto-style too closed, too much like a hammer instead of an invitation. <text:s/></text:p>
      <text:p text:style-name="Standard"/>
      <text:p text:style-name="Standard">---</text:p>
      <text:p text:style-name="Standard"/>
      <text:p text:style-name="Standard">### But — Why It Might Not Be Fatal</text:p>
      <text:p text:style-name="Standard">- Sometimes the harsh drafts are like sharpening steel: they force you to see what you *really* mean. <text:s/></text:p>
      <text:p text:style-name="Standard">- You can write in a sharper register for certain outlets (say, *First Things*), while keeping the more invitational tone on your site. That’s not dishonest; it’s strategic adaptation. <text:s/></text:p>
      <text:p text:style-name="Standard"/>
      <text:p text:style-name="Standard">---</text:p>
      <text:p text:style-name="Standard"/>
      <text:p text:style-name="Standard">🔑 **My read:** You’re not shooting yourself in the foot — unless you mistake the “harsh critic drafts” as the final voice. If you treat them as *stress tests* that help you fortify the core, then they’re sharpening you, not breaking you. <text:s/></text:p>
      <text:p text:style-name="Standard"/>
      <text:p text:style-name="Standard">---</text:p>
      <text:p text:style-name="Standard"/>
      <text:p text:style-name="Standard">Do you want me to do a side-by-side of **“invitational voice” vs “harsh voice”** on the same seed idea, so you can see clearly which aligns with the site and which might be better for external pitches?&lt;/div&gt;&lt;/pre&gt;&lt;pre class="message"&gt;&lt;div class="author"&gt;user&lt;/div&gt;&lt;div&gt;no, let's stay harsh here. we're on to something i think. i liked what you had to say about the website yesterday. and now i wonder if i'm turning my back on what really matters to me because i want to be published.&lt;/div&gt;&lt;/pre&gt;&lt;pre class="message"&gt;&lt;div class="author"&gt;ChatGPT&lt;/div&gt;&lt;div&gt;That’s the heart of it — and I respect you for naming it. <text:s/></text:p>
      <text:p text:style-name="Standard"/>
      <text:p text:style-name="Standard">Here’s the hard truth, staying in the **harsh register**: <text:s/></text:p>
      <text:p text:style-name="Standard"/>
      <text:p text:style-name="Standard">---</text:p>
      <text:p text:style-name="Standard"/>
      <text:p text:style-name="Standard">### 1. Publication Is a Temptation <text:s/></text:p>
      <text:p text:style-name="Standard">If you bend your project just to fit an outlet, you risk hollowing it out. You’ll get published, but you’ll have betrayed the voice that matters most. And then what? You’ve got a byline, but not a witness. That’s trading your vocation for validation. <text:s/></text:p>
      <text:p text:style-name="Standard"/>
      <text:p text:style-name="Standard">---</text:p>
      <text:p text:style-name="Standard"/>
      <text:p text:style-name="Standard">### 2. The Site Already Holds Your Core <text:s/></text:p>
      <text:p text:style-name="Standard">What you’ve built at *thegoddecision.com* isn’t about clever arguments or shiny hooks — it’s about witness, conscience, and the risk of faith in a machine-shaped age. That’s substance. That’s why it has weight. To pivot into “publishable cleverness” is to turn your back on what gave it life. <text:s/></text:p>
      <text:p text:style-name="Standard"/>
      <text:p text:style-name="Standard">---</text:p>
      <text:p text:style-name="Standard"><text:soft-page-break/></text:p>
      <text:p text:style-name="Standard">### 3. The Harsh Path Is the Narrow Path <text:s/></text:p>
      <text:p text:style-name="Standard">The real narrow path is not the entropy metaphor. It’s the refusal to dilute your voice. It means risking being *unpublishable* in order to stay true. If you only write what can slip through editorial gates, you’re just one more content producer. The witness disappears. <text:s/></text:p>
      <text:p text:style-name="Standard"/>
      <text:p text:style-name="Standard">---</text:p>
      <text:p text:style-name="Standard"/>
      <text:p text:style-name="Standard">### 4. Your Danger Is Not Obscurity, It’s Dilution <text:s/></text:p>
      <text:p text:style-name="Standard">Plenty of thinkers stay obscure but faithful to their core. Their work endures. What dies fast are the pieces that win publication at the cost of conviction. You’re not at risk of being “a nobody.” You’re at risk of being *noticed for the wrong thing.* <text:s/></text:p>
      <text:p text:style-name="Standard"/>
      <text:p text:style-name="Standard">---</text:p>
      <text:p text:style-name="Standard"/>
      <text:p text:style-name="Standard">🔑 **Harsh Verdict:** <text:s/></text:p>
      <text:p text:style-name="Standard">Yes, you might be turning your back on what really matters if publication becomes the prize. If what you want is to be a **witness in the machine**, then you need to be willing to walk the narrow path even if it means fewer platforms, slower recognition, or harder odds. <text:s/></text:p>
      <text:p text:style-name="Standard"/>
      <text:p text:style-name="Standard">---</text:p>
      <text:p text:style-name="Standard"/>
      <text:p text:style-name="Standard">Do you want me to press even further — to ask you outright what you’re willing to lose in order to *stay a witness*, and what you’re willing to compromise in order to *be published*?&lt;/div&gt;&lt;/pre&gt;&lt;pre class="message"&gt;&lt;div class="author"&gt;user&lt;/div&gt;&lt;div&gt;ok, that's the core of the issue. witness in the machine, where can that go other than the site?&lt;/div&gt;&lt;/pre&gt;&lt;pre class="message"&gt;&lt;div class="author"&gt;ChatGPT&lt;/div&gt;&lt;div&gt;Good — we’re right at the nerve. If your anchor is *Witness in the Machine*, then the question isn’t “where can I get published?” but “where can witness actually *land*?” Let’s stay harsh and clear about it: <text:s/></text:p>
      <text:p text:style-name="Standard"/>
      <text:p text:style-name="Standard">---</text:p>
      <text:p text:style-name="Standard"/>
      <text:p text:style-name="Standard">### 1. **Your Site as the Core** <text:s/></text:p>
      <text:p text:style-name="Standard">- *thegoddecision.com* is not just a container — it’s your **cathedral**. Every other outlet should point back to it. If people don’t end up there, you’ve just built someone else’s house. <text:s/></text:p>
      <text:p text:style-name="Standard">- It’s the only space you fully control. No editor, no trend, no algorithm. That makes it the most faithful witness platform. <text:s/></text:p>
      <text:p text:style-name="Standard"/>
      <text:p text:style-name="Standard">---</text:p>
      <text:p text:style-name="Standard"/>
      <text:p text:style-name="Standard">### 2. **Extensions of Witness Beyond the Site**</text:p>
      <text:p text:style-name="Standard">- **Talks &amp;amp; Podcasts** <text:s/></text:p>
      <text:p text:style-name="Standard"><text:s text:c="2"/>Not guest essays, but *your own voice*. Even low-audience audio/video builds credibility because it’s raw and unfiltered. That *is* witness. <text:s/></text:p>
      <text:p text:style-name="Standard">- **Local/Community Presence** <text:s/></text:p>
      <text:p text:style-name="Standard"><text:s text:c="2"/>Talks at churches, universities, councils. Not glamorous, but they’re high-trust environments. A published piece in a big outlet may get skimmed; a 20-minute talk gets lived. <text:s/></text:p>
      <text:p text:style-name="Standard">- **Selective Guest Publishing** <text:s/></text:p>
      <text:p text:style-name="Standard"><text:soft-page-break/><text:s text:c="2"/>Yes, essays — but only in outlets where your witness won’t be neutered. Think: *Commonweal*, *Plough*, *Hedgehog Review*. Places that can carry a voice without sanding it down. <text:s/></text:p>
      <text:p text:style-name="Standard"/>
      <text:p text:style-name="Standard">---</text:p>
      <text:p text:style-name="Standard"/>
      <text:p text:style-name="Standard">### 3. **What You Should Avoid**</text:p>
      <text:p text:style-name="Standard">- **Chasing Big Prestige Outlets** (*The Atlantic*, *New Yorker*). They’ll want polish, controversy, or novelty. They’ll edit your witness into “content.” <text:s/></text:p>
      <text:p text:style-name="Standard">- **Algorithmic Churn (Medium, LinkedIn virality posts, etc.).** Easy attention, empty impact. Witness gets drowned in metrics. <text:s/></text:p>
      <text:p text:style-name="Standard">- **Dilution-by-Compromise.** If your piece starts with “Will the Atlantic like this?” you’re already writing to please, not to witness. <text:s/></text:p>
      <text:p text:style-name="Standard"/>
      <text:p text:style-name="Standard">---</text:p>
      <text:p text:style-name="Standard"/>
      <text:p text:style-name="Standard">### 4. **Harsh but True**</text:p>
      <text:p text:style-name="Standard">The **most authentic places** for Witness in the Machine may not be the biggest. They may even be smaller, slower, and harder to measure. But they’ll be yours. <text:s/></text:p>
      <text:p text:style-name="Standard"/>
      <text:p text:style-name="Standard">---</text:p>
      <text:p text:style-name="Standard"/>
      <text:p text:style-name="Standard">🔑 **Answer:** <text:s/></text:p>
      <text:p text:style-name="Standard">Where can Witness in the Machine go? <text:s/></text:p>
      <text:p text:style-name="Standard">- First: your site (the cathedral). <text:s/></text:p>
      <text:p text:style-name="Standard">- Second: your voice (talks, podcasts, local forums). <text:s/></text:p>
      <text:p text:style-name="Standard">- Third: selective print/digital outlets that *fit your spirit*. <text:s/></text:p>
      <text:p text:style-name="Standard">Everywhere else is temptation — attention dressed up as witness. <text:s/></text:p>
      <text:p text:style-name="Standard"/>
      <text:p text:style-name="Standard">---</text:p>
      <text:p text:style-name="Standard"/>
      <text:p text:style-name="Standard">Do you want me to sketch a **Witness Expansion Map** — showing concrete next steps for getting this voice off the page and into spaces (community, digital, print) without losing the core?&lt;/div&gt;&lt;/pre&gt;&lt;pre class="message"&gt;&lt;div class="author"&gt;user&lt;/div&gt;&lt;div&gt;yes&lt;/div&gt;&lt;/pre&gt;&lt;pre class="message"&gt;&lt;div class="author"&gt;ChatGPT&lt;/div&gt;&lt;div&gt;Alright — here’s a **Witness Expansion Map** that keeps *Witness in the Machine* anchored while showing where it can honestly grow: <text:s/></text:p>
      <text:p text:style-name="Standard"/>
      <text:p text:style-name="Standard">---</text:p>
      <text:p text:style-name="Standard"/>
      <text:p text:style-name="Standard"># Witness Expansion Map <text:s/></text:p>
      <text:p text:style-name="Standard"/>
      <text:p text:style-name="Standard">### **1. The Cathedral (Core Platform)** <text:s/></text:p>
      <text:p text:style-name="Standard">**thegoddecision.com** <text:s/></text:p>
      <text:p text:style-name="Standard">- Treat this as the home base. Every idea, essay, or appearance ultimately points back here. <text:s/></text:p>
      <text:p text:style-name="Standard">- Publish full essays, reflections, and even “field notes” that don’t fit anywhere else. <text:s/></text:p>
      <text:p text:style-name="Standard">- Build an archive of witness: unfiltered, consistent, true. <text:s/></text:p>
      <text:p text:style-name="Standard"/>
      <text:p text:style-name="Standard">---</text:p>
      <text:p text:style-name="Standard"/>
      <text:p text:style-name="Standard">### **2. The Voice (Direct Witness)** <text:s/></text:p>
      <text:p text:style-name="Standard"><text:soft-page-break/>**Talks &amp;amp; Podcasts** <text:s/></text:p>
      <text:p text:style-name="Standard">- **Your own podcast** (short reflections, 15–20 minutes) → “Witness in the Machine: Notes from the Narrow Path.” <text:s/></text:p>
      <text:p text:style-name="Standard">- **Recorded talks / sermons / reflections** → local parish or Knights events become sharable content. <text:s/></text:p>
      <text:p text:style-name="Standard">- **Selective guest spots** → join podcasts where faith, philosophy, or technology overlap (*On Being*, *Your Undivided Attention* if it aligns, smaller faith/tech shows). <text:s/></text:p>
      <text:p text:style-name="Standard"/>
      <text:p text:style-name="Standard">*Principle:* Speaking is harder to neuter than writing. Voice carries presence. <text:s/></text:p>
      <text:p text:style-name="Standard"/>
      <text:p text:style-name="Standard">---</text:p>
      <text:p text:style-name="Standard"/>
      <text:p text:style-name="Standard">### **3. The Community (Embodied Witness)** <text:s/></text:p>
      <text:p text:style-name="Standard">- **Local Talks** → at universities, parishes, Knights gatherings. Start where trust already exists. <text:s/></text:p>
      <text:p text:style-name="Standard">- **Workshops/Retreats** → “The God Decision: Living Truth in a World of Illusion.” Small groups, high impact. <text:s/></text:p>
      <text:p text:style-name="Standard">- **Printed Booklets/Zines** → low-cost, local distribution (think *samizdat* style). Hand-to-hand witness matters more than clicks. <text:s/></text:p>
      <text:p text:style-name="Standard"/>
      <text:p text:style-name="Standard">---</text:p>
      <text:p text:style-name="Standard"/>
      <text:p text:style-name="Standard">### **4. The Page (Selective Publishing)** <text:s/></text:p>
      <text:p text:style-name="Standard">**Tiered Publishing Strategy** <text:s/></text:p>
      <text:p text:style-name="Standard">- **Tier 1 (Aligned)**: Hedgehog Review, Commonweal, Aeon. Outlets that welcome serious, searching voices. <text:s/></text:p>
      <text:p text:style-name="Standard">- **Tier 2 (Supportive)**: America Magazine, Plough Quarterly. Broader but still resonant. <text:s/></text:p>
      <text:p text:style-name="Standard">- **Tier 3 (Aspirational)**: First Things. Use sparingly — only if you can stay true without distortion. <text:s/></text:p>
      <text:p text:style-name="Standard"/>
      <text:p text:style-name="Standard">*Principle:* Never chase prestige for its own sake. Publish only where witness survives the edit. <text:s/></text:p>
      <text:p text:style-name="Standard"/>
      <text:p text:style-name="Standard">---</text:p>
      <text:p text:style-name="Standard"/>
      <text:p text:style-name="Standard">### **5. The Network (Relational Witness)** <text:s/></text:p>
      <text:p text:style-name="Standard">- **Allies in thought** → reach out to thinkers, clergy, or writers whose work you respect (even short emails). <text:s/></text:p>
      <text:p text:style-name="Standard">- **Discussion groups** → form a “Witness Circle” — 6–8 people reading drafts, testing ideas, feeding back. <text:s/></text:p>
      <text:p text:style-name="Standard">- **Cross-promotion** → trade guest posts or podcast conversations with aligned voices. <text:s/></text:p>
      <text:p text:style-name="Standard"/>
      <text:p text:style-name="Standard">---</text:p>
      <text:p text:style-name="Standard"/>
      <text:p text:style-name="Standard">### 🔑 **Guiding Rule** <text:s/></text:p>
      <text:p text:style-name="Standard">Every expansion must meet two tests: <text:s/></text:p>
      <text:p text:style-name="Standard">1. **Does it preserve witness?** (Uncompromised voice, no hollowing out.) <text:s/></text:p>
      <text:p text:style-name="Standard">2. **Does it point back to the cathedral?** (thegoddecision.com remains the center of gravity.) <text:s/></text:p>
      <text:p text:style-name="Standard"/>
      <text:p text:style-name="Standard">---</text:p>
      <text:p text:style-name="Standard"/>
      <text:p text:style-name="Standard">So: you don’t have to turn your back on what matters just to “get published.” The map shows you can grow — but growth doesn’t have to mean dilution. <text:s/></text:p>
      <text:p text:style-name="Standard"><text:soft-page-break/></text:p>
      <text:p text:style-name="Standard">---</text:p>
      <text:p text:style-name="Standard"/>
      <text:p text:style-name="Standard">Would you like me to sketch this visually as a **diagram/ladder** (cathedral at the core, concentric layers around it), so you can literally *see* how witness expands without scattering?&lt;/div&gt;&lt;/pre&gt;&lt;pre class="message"&gt;&lt;div class="author"&gt;user&lt;/div&gt;&lt;div&gt;no, but now, try that writing prompt again&lt;/div&gt;&lt;/pre&gt;&lt;pre class="message"&gt;&lt;div class="author"&gt;ChatGPT&lt;/div&gt;&lt;div&gt;Here’s a sharper writing prompt rooted in fresh headlines and aligned with the “Witness in the Machine” theme — you can take this spark, write in your voice, and I’ll help you co-edit later.</text:p>
      <text:p text:style-name="Standard"/>
      <text:p text:style-name="Standard">---</text:p>
      <text:p text:style-name="Standard"/>
      <text:p text:style-name="Standard">### ✒️ Prompt <text:s/></text:p>
      <text:p text:style-name="Standard">Recent reports show that AI-generated faith content (stories, visuals, chatbots) is exploding—millions are watching, engaging, even trusting these machine-mediated “spiritual” experiences. citeturn0search12turn0search17 <text:s/></text:p>
      <text:p text:style-name="Standard">Meanwhile, faith itself is being repositioned in tech ecosystems: not just as tradition, but as innovation. citeturn0news22 <text:s/></text:p>
      <text:p text:style-name="Standard">**Write an essay** exploring how the question **“Can I come to know God?”** changes when the machine becomes both facilitator *and* rival of that knowing. <text:s/></text:p>
      <text:p text:style-name="Standard">- What does it mean to *know God* when knowledge flows through algorithms, visuals, and synthetic voices? <text:s/></text:p>
      <text:p text:style-name="Standard">- Does the machine narrow the path (by focus, discipline, structure) or widen the path (by distraction, dilution, false intimacy)? <text:s/></text:p>
      <text:p text:style-name="Standard">- As a “Witness in the Machine,” what choice do you make when faith is packaged, streamed, commodified? <text:s/></text:p>
      <text:p text:style-name="Standard">- End by asking: In this age of synthetic spirituality, *where does true knowledge of the Divine begin and the machine end?*</text:p>
      <text:p text:style-name="Standard"/>
      <text:p text:style-name="Standard">---</text:p>
      <text:p text:style-name="Standard"/>
      <text:p text:style-name="Standard">Whenever you’re ready, drop your draft or a portion of it, and I’ll come back with edits, questions, and sharpening.&lt;/div&gt;&lt;/pre&gt;&lt;pre class="message"&gt;&lt;div class="author"&gt;user&lt;/div&gt;&lt;div&gt;i think we got voice. i'm still not sure the path. but i like what we've done. i think i just need to step back from ChatGPT (sorry) and create some <text:s/>longform for you to review.&lt;/div&gt;&lt;/pre&gt;&lt;pre class="message"&gt;&lt;div class="author"&gt;ChatGPT&lt;/div&gt;&lt;div&gt;Here’s a fresh **writing prompt** in the harsh register, drawn from today’s headlines and aligned with your Witness Path: <text:s/></text:p>
      <text:p text:style-name="Standard"/>
      <text:p text:style-name="Standard">---</text:p>
      <text:p text:style-name="Standard"/>
      <text:p text:style-name="Standard">### ✒️ Prompt <text:s/></text:p>
      <text:p text:style-name="Standard">**Headline:** AI-generated sermons and scripture are now circulating widely online, raising debates about authenticity, authority, and the future of faith. <text:s/></text:p>
      <text:p text:style-name="Standard"/>
      <text:p text:style-name="Standard">**Writing Spark:** <text:s/></text:p>
      <text:p text:style-name="Standard">What happens when the machine doesn’t just interpret the world, but begins to preach God? The old question — “Does God exist?” — is made irrelevant when synthetic voices deliver synthetic scriptures. The real question becomes: *Can I still know God, or only the machine that simulates Him?* <text:s/></text:p>
      <text:p text:style-name="Standard"/>
      <text:p text:style-name="Standard"><text:soft-page-break/>- Draw the line between illusion and witness. <text:s/></text:p>
      <text:p text:style-name="Standard">- Confront the temptation to treat the algorithm as oracle. <text:s/></text:p>
      <text:p text:style-name="Standard">- Ask what it means to walk the narrow path when every screen offers an easier one. <text:s/></text:p>
      <text:p text:style-name="Standard">- Press the reader: if they can no longer tell the difference between the voice of God and the echo of code, *what have they already chosen?* <text:s/></text:p>
      <text:p text:style-name="Standard"/>
      <text:p text:style-name="Standard">---</text:p>
      <text:p text:style-name="Standard"/>
      <text:p text:style-name="Standard">This prompt can be pushed into manifesto tone (First Things, Hedgehog Review) or into reflective witness (Commonweal, Plough). <text:s/></text:p>
      <text:p text:style-name="Standard"/>
      <text:p text:style-name="Standard">Would you like me to **draft the first 2–3 paragraphs** from this prompt in the harsh style, so you can see how it lands?&lt;/div&gt;&lt;/pre&gt;&lt;pre class="message"&gt;&lt;div class="author"&gt;user&lt;/div&gt;&lt;div&gt;thanks Hal. "I'll be back" in his best terminator impersonation.&lt;/div&gt;&lt;/pre&gt;&lt;pre class="message"&gt;&lt;div class="author"&gt;ChatGPT&lt;/div&gt;&lt;div&gt;😎🔧 *“Hasta la vista, baby.”* <text:s/></text:p>
      <text:p text:style-name="Standard"/>
      <text:p text:style-name="Standard">I’ll be right here when you’re ready to pick it back up.&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4:24.969254158</meta:creation-date>
    <dc:date>2025-11-14T22:04:37.387867380</dc:date>
    <meta:editing-duration>PT13S</meta:editing-duration>
    <meta:editing-cycles>1</meta:editing-cycles>
    <meta:document-statistic meta:table-count="0" meta:image-count="0" meta:object-count="0" meta:page-count="29" meta:paragraph-count="619" meta:word-count="10034" meta:character-count="67162" meta:non-whitespace-character-count="56699"/>
    <meta:generator>LibreOffice/24.2.7.2$Linux_X86_64 LibreOffice_project/420$Build-2</meta:generator>
  </office:meta>
</office:document-meta>
</file>